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52e8"/>
    </style:style>
    <style:style style:name="P2" style:family="paragraph" style:parent-style-name="Arabic">
      <style:text-properties officeooo:rsid="0019dbdb" officeooo:paragraph-rsid="0019dbdb"/>
    </style:style>
    <style:style style:name="P3" style:family="paragraph" style:parent-style-name="Arabic">
      <style:text-properties officeooo:rsid="0019df40" officeooo:paragraph-rsid="0019df40"/>
    </style:style>
    <style:style style:name="P4" style:family="paragraph" style:parent-style-name="Arabic">
      <style:text-properties officeooo:rsid="001b45f9" officeooo:paragraph-rsid="001b45f9"/>
    </style:style>
    <style:style style:name="P5" style:family="paragraph" style:parent-style-name="Arabic">
      <style:text-properties officeooo:rsid="001c1682" officeooo:paragraph-rsid="001c1682"/>
    </style:style>
    <style:style style:name="P6" style:family="paragraph" style:parent-style-name="Arabic">
      <style:text-properties officeooo:rsid="001d52b0" officeooo:paragraph-rsid="001d52b0"/>
    </style:style>
    <style:style style:name="P7" style:family="paragraph" style:parent-style-name="Arabic">
      <style:text-properties officeooo:rsid="001ec1e9" officeooo:paragraph-rsid="001ec1e9"/>
    </style:style>
    <style:style style:name="P8" style:family="paragraph" style:parent-style-name="Arabic">
      <style:text-properties officeooo:rsid="0020a0d4" officeooo:paragraph-rsid="0020a0d4"/>
    </style:style>
    <style:style style:name="P9" style:family="paragraph" style:parent-style-name="Arabic">
      <style:text-properties officeooo:rsid="0020a0d4" officeooo:paragraph-rsid="005b32e4"/>
    </style:style>
    <style:style style:name="P10" style:family="paragraph" style:parent-style-name="Arabic">
      <style:text-properties officeooo:rsid="00229438" officeooo:paragraph-rsid="00229438"/>
    </style:style>
    <style:style style:name="P11" style:family="paragraph" style:parent-style-name="Arabic">
      <style:text-properties officeooo:rsid="00243372" officeooo:paragraph-rsid="00243372"/>
    </style:style>
    <style:style style:name="P12" style:family="paragraph" style:parent-style-name="Arabic">
      <style:text-properties officeooo:rsid="002666d8" officeooo:paragraph-rsid="002666d8"/>
    </style:style>
    <style:style style:name="P13" style:family="paragraph" style:parent-style-name="Arabic">
      <style:text-properties officeooo:rsid="002666d8" officeooo:paragraph-rsid="0027e1f0"/>
    </style:style>
    <style:style style:name="P14" style:family="paragraph" style:parent-style-name="Arabic">
      <style:text-properties officeooo:rsid="0027e1f0" officeooo:paragraph-rsid="0027e1f0"/>
    </style:style>
    <style:style style:name="P15" style:family="paragraph" style:parent-style-name="Arabic">
      <style:text-properties officeooo:rsid="002dc079" officeooo:paragraph-rsid="002dc079"/>
    </style:style>
    <style:style style:name="P16" style:family="paragraph" style:parent-style-name="Arabic">
      <style:text-properties officeooo:rsid="002f5607" officeooo:paragraph-rsid="002f5607"/>
    </style:style>
    <style:style style:name="P17" style:family="paragraph" style:parent-style-name="Arabic">
      <style:text-properties officeooo:rsid="00305de6" officeooo:paragraph-rsid="00305de6"/>
    </style:style>
    <style:style style:name="P18" style:family="paragraph" style:parent-style-name="Arabic">
      <style:text-properties officeooo:rsid="0031f608" officeooo:paragraph-rsid="0031f608"/>
    </style:style>
    <style:style style:name="P19" style:family="paragraph" style:parent-style-name="Arabic">
      <style:text-properties officeooo:rsid="003425c8" officeooo:paragraph-rsid="003425c8"/>
    </style:style>
    <style:style style:name="P20" style:family="paragraph" style:parent-style-name="Arabic">
      <style:text-properties officeooo:rsid="0037ba09" officeooo:paragraph-rsid="0037ba09"/>
    </style:style>
    <style:style style:name="P21" style:family="paragraph" style:parent-style-name="Arabic">
      <style:text-properties officeooo:rsid="003953bc" officeooo:paragraph-rsid="003953bc"/>
    </style:style>
    <style:style style:name="P22" style:family="paragraph" style:parent-style-name="Arabic">
      <style:text-properties officeooo:rsid="0039bb27" officeooo:paragraph-rsid="0039bb27"/>
    </style:style>
    <style:style style:name="P23" style:family="paragraph" style:parent-style-name="Arabic">
      <style:text-properties officeooo:rsid="003aab3c" officeooo:paragraph-rsid="003aab3c"/>
    </style:style>
    <style:style style:name="P24" style:family="paragraph" style:parent-style-name="Arabic">
      <style:text-properties officeooo:rsid="003c9131" officeooo:paragraph-rsid="003c9131"/>
    </style:style>
    <style:style style:name="P25" style:family="paragraph" style:parent-style-name="Arabic">
      <style:text-properties officeooo:rsid="003d87ed" officeooo:paragraph-rsid="003d87ed"/>
    </style:style>
    <style:style style:name="P26" style:family="paragraph" style:parent-style-name="Arabic">
      <style:text-properties officeooo:rsid="003e0051" officeooo:paragraph-rsid="003e0051"/>
    </style:style>
    <style:style style:name="P27" style:family="paragraph" style:parent-style-name="Arabic">
      <style:text-properties officeooo:rsid="003ff660" officeooo:paragraph-rsid="003ff660"/>
    </style:style>
    <style:style style:name="P28" style:family="paragraph" style:parent-style-name="Arabic">
      <style:text-properties officeooo:rsid="0041418b" officeooo:paragraph-rsid="0041418b"/>
    </style:style>
    <style:style style:name="P29" style:family="paragraph" style:parent-style-name="Arabic">
      <style:text-properties officeooo:rsid="00426944" officeooo:paragraph-rsid="00426944"/>
    </style:style>
    <style:style style:name="P30" style:family="paragraph" style:parent-style-name="Arabic">
      <style:text-properties officeooo:rsid="0044f22c" officeooo:paragraph-rsid="0044f22c"/>
    </style:style>
    <style:style style:name="P31" style:family="paragraph" style:parent-style-name="Arabic">
      <style:text-properties style:font-name="Scheherazade" fo:font-size="24pt" officeooo:paragraph-rsid="005b32e4" style:font-size-asian="24pt" style:font-name-complex="Scheherazade" style:font-size-complex="24pt"/>
    </style:style>
    <style:style style:name="P32" style:family="paragraph" style:parent-style-name="Arabic">
      <style:text-properties officeooo:rsid="00474234" officeooo:paragraph-rsid="00474234"/>
    </style:style>
    <style:style style:name="P33" style:family="paragraph" style:parent-style-name="Arabic">
      <style:text-properties officeooo:rsid="00476a9a" officeooo:paragraph-rsid="00476a9a"/>
    </style:style>
    <style:style style:name="P34" style:family="paragraph" style:parent-style-name="Arabic">
      <style:text-properties officeooo:rsid="0047a2a9" officeooo:paragraph-rsid="0047a2a9"/>
    </style:style>
    <style:style style:name="P35" style:family="paragraph" style:parent-style-name="Arabic">
      <style:text-properties officeooo:rsid="00493711" officeooo:paragraph-rsid="00493711"/>
    </style:style>
    <style:style style:name="P36" style:family="paragraph" style:parent-style-name="Arabic">
      <style:text-properties officeooo:rsid="004adf25" officeooo:paragraph-rsid="004adf25"/>
    </style:style>
    <style:style style:name="P37" style:family="paragraph" style:parent-style-name="Arabic">
      <style:text-properties officeooo:rsid="004bd119" officeooo:paragraph-rsid="004bd119"/>
    </style:style>
    <style:style style:name="P38" style:family="paragraph" style:parent-style-name="Arabic">
      <style:text-properties officeooo:rsid="004cd686" officeooo:paragraph-rsid="004cd686"/>
    </style:style>
    <style:style style:name="P39" style:family="paragraph" style:parent-style-name="Arabic">
      <style:text-properties officeooo:rsid="004e9d3b" officeooo:paragraph-rsid="004e9d3b"/>
    </style:style>
    <style:style style:name="P40" style:family="paragraph" style:parent-style-name="Arabic">
      <style:text-properties officeooo:rsid="00520765" officeooo:paragraph-rsid="00520765"/>
    </style:style>
    <style:style style:name="P41" style:family="paragraph" style:parent-style-name="Arabic">
      <style:text-properties officeooo:rsid="00521282" officeooo:paragraph-rsid="00521282"/>
    </style:style>
    <style:style style:name="P42" style:family="paragraph" style:parent-style-name="Arabic">
      <style:text-properties officeooo:rsid="0053498b" officeooo:paragraph-rsid="0053498b"/>
    </style:style>
    <style:style style:name="P43" style:family="paragraph" style:parent-style-name="Arabic">
      <style:text-properties officeooo:rsid="0053dced" officeooo:paragraph-rsid="0053dced"/>
    </style:style>
    <style:style style:name="P44" style:family="paragraph" style:parent-style-name="Arabic">
      <style:text-properties officeooo:rsid="0054293e" officeooo:paragraph-rsid="0054293e"/>
    </style:style>
    <style:style style:name="P45" style:family="paragraph" style:parent-style-name="Arabic">
      <style:text-properties officeooo:rsid="0054d8b8" officeooo:paragraph-rsid="0054d8b8"/>
    </style:style>
    <style:style style:name="P46" style:family="paragraph" style:parent-style-name="Arabic">
      <style:text-properties officeooo:rsid="00554e21" officeooo:paragraph-rsid="00554e21"/>
    </style:style>
    <style:style style:name="P47" style:family="paragraph" style:parent-style-name="Arabic">
      <style:text-properties officeooo:rsid="0055ac39" officeooo:paragraph-rsid="0055ac39"/>
    </style:style>
    <style:style style:name="P48" style:family="paragraph" style:parent-style-name="Arabic">
      <style:text-properties officeooo:rsid="005778c0" officeooo:paragraph-rsid="005778c0"/>
    </style:style>
    <style:style style:name="P49" style:family="paragraph" style:parent-style-name="Arabic">
      <style:text-properties officeooo:rsid="0058e3a4" officeooo:paragraph-rsid="0058e3a4"/>
    </style:style>
    <style:style style:name="P50" style:family="paragraph" style:parent-style-name="Arabic">
      <style:text-properties officeooo:rsid="0059d67e" officeooo:paragraph-rsid="0059d67e"/>
    </style:style>
    <style:style style:name="P51" style:family="paragraph" style:parent-style-name="Arabic">
      <style:text-properties officeooo:rsid="005ae857" officeooo:paragraph-rsid="005ae857"/>
    </style:style>
    <style:style style:name="P52" style:family="paragraph" style:parent-style-name="Arabic">
      <style:text-properties officeooo:rsid="0016436f" officeooo:paragraph-rsid="0016436f"/>
    </style:style>
    <style:style style:name="P53" style:family="paragraph" style:parent-style-name="Arabic">
      <style:text-properties officeooo:rsid="005b32e4" officeooo:paragraph-rsid="005b32e4"/>
    </style:style>
    <style:style style:name="P54" style:family="paragraph" style:parent-style-name="Arabic">
      <style:text-properties officeooo:rsid="001785a3" officeooo:paragraph-rsid="001785a3"/>
    </style:style>
    <style:style style:name="P55" style:family="paragraph" style:parent-style-name="Arabic">
      <style:text-properties officeooo:rsid="0018c154" officeooo:paragraph-rsid="0018c154"/>
    </style:style>
    <style:style style:name="P56" style:family="paragraph" style:parent-style-name="Arabic">
      <style:text-properties officeooo:rsid="00191819" officeooo:paragraph-rsid="00191819"/>
    </style:style>
    <style:style style:name="P57" style:family="paragraph" style:parent-style-name="Arabic">
      <style:text-properties officeooo:rsid="00192e7c" officeooo:paragraph-rsid="00192e7c"/>
    </style:style>
    <style:style style:name="P58" style:family="paragraph" style:parent-style-name="Arabic">
      <style:text-properties officeooo:rsid="0019596a" officeooo:paragraph-rsid="0019596a"/>
    </style:style>
    <style:style style:name="P59" style:family="paragraph" style:parent-style-name="Arabic">
      <style:text-properties officeooo:rsid="005d30e1" officeooo:paragraph-rsid="005ae857"/>
    </style:style>
    <style:style style:name="P60" style:family="paragraph" style:parent-style-name="Arabic">
      <style:text-properties officeooo:rsid="005f2aea" officeooo:paragraph-rsid="005f2aea"/>
    </style:style>
    <style:style style:name="P61" style:family="paragraph" style:parent-style-name="Arabic">
      <style:text-properties officeooo:rsid="00609d29" officeooo:paragraph-rsid="00609d29"/>
    </style:style>
    <style:style style:name="P62" style:family="paragraph" style:parent-style-name="Arabic">
      <style:text-properties officeooo:rsid="0062f3e3" officeooo:paragraph-rsid="0062f3e3"/>
    </style:style>
    <style:style style:name="P63" style:family="paragraph" style:parent-style-name="Arabic">
      <style:text-properties officeooo:rsid="006494a8" officeooo:paragraph-rsid="006494a8"/>
    </style:style>
    <style:style style:name="P64" style:family="paragraph" style:parent-style-name="Arabic">
      <style:text-properties style:font-name="Scheherazade" fo:font-size="24pt" officeooo:rsid="005b32e4" officeooo:paragraph-rsid="005b32e4" style:font-size-asian="24pt" style:font-name-complex="Scheherazade" style:font-size-complex="24pt"/>
    </style:style>
    <style:style style:name="P65" style:family="paragraph" style:parent-style-name="Arabic">
      <style:text-properties officeooo:rsid="002f5607" officeooo:paragraph-rsid="002dc079"/>
    </style:style>
    <style:style style:name="P66" style:family="paragraph" style:parent-style-name="Arabic">
      <style:text-properties officeooo:rsid="005f05c9" officeooo:paragraph-rsid="005ae857"/>
    </style:style>
    <style:style style:name="P67" style:family="paragraph" style:parent-style-name="Arabic">
      <style:text-properties officeooo:rsid="0064d248" officeooo:paragraph-rsid="0064d248"/>
    </style:style>
    <style:style style:name="P68" style:family="paragraph" style:parent-style-name="Arabic">
      <style:text-properties officeooo:rsid="0065f99f" officeooo:paragraph-rsid="0065f99f"/>
    </style:style>
    <style:style style:name="P69" style:family="paragraph" style:parent-style-name="Arabic">
      <style:text-properties officeooo:rsid="00660a76" officeooo:paragraph-rsid="00660a76"/>
    </style:style>
    <style:style style:name="P70" style:family="paragraph" style:parent-style-name="Arabic">
      <style:text-properties officeooo:rsid="00676065" officeooo:paragraph-rsid="00676065"/>
    </style:style>
    <style:style style:name="P71" style:family="paragraph" style:parent-style-name="Arabic">
      <style:text-properties officeooo:paragraph-rsid="00676065"/>
    </style:style>
    <style:style style:name="P72" style:family="paragraph" style:parent-style-name="Arabic">
      <style:text-properties officeooo:rsid="0069d0eb" officeooo:paragraph-rsid="0069d0eb"/>
    </style:style>
    <style:style style:name="P73" style:family="paragraph" style:parent-style-name="Arabic">
      <style:text-properties officeooo:rsid="006bba50" officeooo:paragraph-rsid="006bba50"/>
    </style:style>
    <style:style style:name="P74" style:family="paragraph" style:parent-style-name="Arabic">
      <style:text-properties officeooo:rsid="006ceb3a" officeooo:paragraph-rsid="006ceb3a"/>
    </style:style>
    <style:style style:name="P75" style:family="paragraph" style:parent-style-name="Arabic">
      <style:text-properties officeooo:rsid="006da7c1" officeooo:paragraph-rsid="006da7c1"/>
    </style:style>
    <style:style style:name="P76" style:family="paragraph" style:parent-style-name="Arabic">
      <style:text-properties officeooo:rsid="006dd141" officeooo:paragraph-rsid="006dd141"/>
    </style:style>
    <style:style style:name="P77" style:family="paragraph" style:parent-style-name="Arabic">
      <style:text-properties officeooo:rsid="006fadcf" officeooo:paragraph-rsid="006fadcf"/>
    </style:style>
    <style:style style:name="P78" style:family="paragraph" style:parent-style-name="Arabic">
      <style:text-properties officeooo:rsid="0071575e" officeooo:paragraph-rsid="0071575e"/>
    </style:style>
    <style:style style:name="P79" style:family="paragraph" style:parent-style-name="Arabic">
      <style:text-properties officeooo:rsid="00722a6e" officeooo:paragraph-rsid="00722a6e"/>
    </style:style>
    <style:style style:name="P80" style:family="paragraph" style:parent-style-name="Arabic">
      <style:text-properties officeooo:rsid="007299b6" officeooo:paragraph-rsid="007299b6"/>
    </style:style>
    <style:style style:name="P81" style:family="paragraph" style:parent-style-name="Arabic">
      <style:text-properties officeooo:rsid="0072b252" officeooo:paragraph-rsid="0072b252"/>
    </style:style>
    <style:style style:name="P82" style:family="paragraph" style:parent-style-name="Arabic">
      <style:text-properties officeooo:rsid="0074bf0e" officeooo:paragraph-rsid="0074bf0e"/>
    </style:style>
    <style:style style:name="P83" style:family="paragraph" style:parent-style-name="Arabic">
      <style:text-properties officeooo:rsid="0075db3c" officeooo:paragraph-rsid="0075db3c"/>
    </style:style>
    <style:style style:name="P84" style:family="paragraph" style:parent-style-name="Arabic">
      <style:text-properties officeooo:rsid="0079ef54" officeooo:paragraph-rsid="0079ef54"/>
    </style:style>
    <style:style style:name="P85" style:family="paragraph" style:parent-style-name="Arabic">
      <style:text-properties officeooo:rsid="007b69ae" officeooo:paragraph-rsid="007b69ae"/>
    </style:style>
    <style:style style:name="P86" style:family="paragraph" style:parent-style-name="Arabic">
      <style:text-properties officeooo:rsid="007bbb47" officeooo:paragraph-rsid="007bbb47"/>
    </style:style>
    <style:style style:name="P87" style:family="paragraph" style:parent-style-name="Arabic">
      <style:text-properties officeooo:rsid="007d63f0" officeooo:paragraph-rsid="007d63f0"/>
    </style:style>
    <style:style style:name="P88" style:family="paragraph" style:parent-style-name="Arabic">
      <style:text-properties officeooo:rsid="007d66a1" officeooo:paragraph-rsid="007d66a1"/>
    </style:style>
    <style:style style:name="P89" style:family="paragraph" style:parent-style-name="Arabic">
      <style:text-properties officeooo:rsid="007db517" officeooo:paragraph-rsid="007db517"/>
    </style:style>
    <style:style style:name="P90" style:family="paragraph" style:parent-style-name="Arabic">
      <style:text-properties officeooo:rsid="007efa98" officeooo:paragraph-rsid="007efa98"/>
    </style:style>
    <style:style style:name="P91" style:family="paragraph" style:parent-style-name="Arabic">
      <style:text-properties officeooo:rsid="0080b007" officeooo:paragraph-rsid="0080b007"/>
    </style:style>
    <style:style style:name="P92" style:family="paragraph" style:parent-style-name="Arabic">
      <style:text-properties officeooo:rsid="00823c2a" officeooo:paragraph-rsid="00823c2a"/>
    </style:style>
    <style:style style:name="P93" style:family="paragraph" style:parent-style-name="Arabic">
      <style:text-properties officeooo:rsid="0083766e" officeooo:paragraph-rsid="0083766e"/>
    </style:style>
    <style:style style:name="P94" style:family="paragraph" style:parent-style-name="Arabic">
      <style:text-properties officeooo:rsid="0020a0d4" officeooo:paragraph-rsid="008773f5"/>
    </style:style>
    <style:style style:name="T1" style:family="text">
      <style:text-properties officeooo:rsid="0018c154"/>
    </style:style>
    <style:style style:name="T2" style:family="text">
      <style:text-properties officeooo:rsid="00191819"/>
    </style:style>
    <style:style style:name="T3" style:family="text">
      <style:text-properties officeooo:rsid="00192e7c"/>
    </style:style>
    <style:style style:name="T4" style:family="text">
      <style:text-properties officeooo:rsid="0019596a"/>
    </style:style>
    <style:style style:name="T5" style:family="text">
      <style:text-properties officeooo:rsid="0019df40"/>
    </style:style>
    <style:style style:name="T6" style:family="text">
      <style:text-properties officeooo:rsid="001ec1e9"/>
    </style:style>
    <style:style style:name="T7" style:family="text">
      <style:text-properties officeooo:rsid="0027e1f0"/>
    </style:style>
    <style:style style:name="T8" style:family="text">
      <style:text-properties officeooo:rsid="002853fc"/>
    </style:style>
    <style:style style:name="T9" style:family="text">
      <style:text-properties officeooo:rsid="0039bb27"/>
    </style:style>
    <style:style style:name="T10" style:family="text">
      <style:text-properties officeooo:rsid="004177c3"/>
    </style:style>
    <style:style style:name="T11" style:family="text">
      <style:text-properties officeooo:rsid="004bd119"/>
    </style:style>
    <style:style style:name="T12" style:family="text">
      <style:text-properties officeooo:rsid="0053498b"/>
    </style:style>
    <style:style style:name="T13" style:family="text">
      <style:text-properties officeooo:rsid="00609d29"/>
    </style:style>
    <style:style style:name="T14" style:family="text">
      <style:text-properties officeooo:rsid="006ceb3a"/>
    </style:style>
    <style:style style:name="T15" style:family="text">
      <style:text-properties officeooo:rsid="006d6379"/>
    </style:style>
    <style:style style:name="T16" style:family="text">
      <style:text-properties officeooo:rsid="006fadcf"/>
    </style:style>
    <style:style style:name="T17" style:family="text">
      <style:text-properties officeooo:rsid="0073a813"/>
    </style:style>
    <style:style style:name="T18" style:family="text">
      <style:text-properties officeooo:rsid="00766fa9"/>
    </style:style>
    <style:style style:name="T19" style:family="text">
      <style:text-properties officeooo:rsid="007bbb47"/>
    </style:style>
    <style:style style:name="T20" style:family="text">
      <style:text-properties officeooo:rsid="007efa98"/>
    </style:style>
    <style:style style:name="T21" style:family="text">
      <style:text-properties officeooo:rsid="0084470d"/>
    </style:style>
    <style:style style:name="T22" style:family="text">
      <style:text-properties officeooo:rsid="008614fe"/>
    </style:style>
    <style:style style:name="T23" style:family="text">
      <style:text-properties officeooo:rsid="008773f5"/>
    </style:style>
    <style:style style:name="T24" style:family="text">
      <style:text-properties officeooo:rsid="0088d3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1-14" text:name="stanza"/>
      </text:user-field-decls>
      <text:p text:style-name="P64">1</text:p>
      <text:p text:style-name="P31">بِسْمِ اللّٰهِ إِخْوَانِ</text:p>
      <text:p text:style-name="Arabic">پَمْوٖ نَ رَحْمٰنِ</text:p>
      <text:p text:style-name="Arabic">نَ الرَّحِيْمُ يُوَنِ</text:p>
      <text:p text:style-name="Arabic">نْدِيٗ يَلٗأَنْدَمِيَ</text:p>
      <text:p text:style-name="P52"/>
      <text:p text:style-name="P53">2</text:p>
      <text:p text:style-name="Arabic">پُلِكَنِ نْدُزَنْڠُ</text:p>
      <text:p text:style-name="Arabic">كهٖنْدَ مَتٖمْبٖزِ يَنْڠُ</text:p>
      <text:p text:style-name="Arabic">نِوَپٖ خَبَرِ زَنْڠُ</text:p>
      <text:p text:style-name="Arabic">قِصَ چَلٗنِجِرِيَ</text:p>
      <text:p text:style-name="P52"/>
      <text:p text:style-name="P53">3</text:p>
      <text:p text:style-name="P1">نِلِ نٖنْدَءٗ نْدِيَنِ</text:p>
      <text:p text:style-name="P1">كْوَلِ نَ مْٹُ چُمْبَنِ</text:p>
      <text:p text:style-name="Arabic">مٗيٗ أُكَمْتَمَنِ</text:p>
      <text:p text:style-name="Arabic">كْوَ حَلَالِ كُرِضِيَ </text:p>
      <text:p text:style-name="P54"><text:soft-page-break/></text:p>
      <text:p text:style-name="P53">4</text:p>
      <text:p text:style-name="Arabic">نَ مَهَرِيٖ يُوَنِ</text:p>
      <text:p text:style-name="Arabic">نَلٗمْپَ زَيْدَنِ</text:p>
      <text:p text:style-name="Arabic">نَلِنَ پٖٹٖ چَنْدَنِ</text:p>
      <text:p text:style-name="Arabic"><text:span text:style-name="T1">كَ</text:span>وَهِ كُمْڤَلِيَ</text:p>
      <text:p text:style-name="P55"/>
      <text:p text:style-name="P53">5</text:p>
      <text:p text:style-name="Arabic">عَل<text:span text:style-name="T2">ِ</text:span>ى كُتٗكَ كْوَكٖ</text:p>
      <text:p text:style-name="Arabic">أُنَ رُبَ مٗيٗ وَكٖ</text:p>
      <text:p text:style-name="Arabic">أَكٖنْدَ كْوَ مْكٖ وَكٖ</text:p>
      <text:p text:style-name="Arabic">مْكٗنٗ هُمْفُمْبِيَ</text:p>
      <text:p text:style-name="P56"/>
      <text:p text:style-name="P53">6</text:p>
      <text:p text:style-name="Arabic">مْوَنَ بِنْتِ رَسُوْلِ</text:p>
      <text:p text:style-name="Arabic">يَلِ هَيَتَأَمَلِ</text:p>
      <text:p text:style-name="Arabic">كَنٖنْدَ مْوٖنْيٖ عَقِلِ</text:p>
      <text:p text:style-name="Arabic"><text:soft-page-break/>خَبَرِ أ<text:span text:style-name="T3">َ</text:span>كَمْوَمْبِيَ</text:p>
      <text:p text:style-name="P57"/>
      <text:p text:style-name="P53">7</text:p>
      <text:p text:style-name="Arabic">أَكٖنٖنْدَءٖ كِزٖيْ</text:p>
      <text:p text:style-name="Arabic">فَاطِمَه أ<text:span text:style-name="T4">َ</text:span>كَمْوَمْبِيٖ</text:p>
      <text:p text:style-name="Arabic">شٖيْحٖ عَليْ أُوٗزٖيْ</text:p>
      <text:p text:style-name="Arabic">خَبَرِ هُكِسِكِيَ</text:p>
      <text:p text:style-name="P58"/>
      <text:p text:style-name="P53">8</text:p>
      <text:p text:style-name="Arabic">أَكَفَنْيَ مْشَوَشَ</text:p>
      <text:p text:style-name="Arabic">فَاطِمَه كَمْكَنُشَ</text:p>
      <text:p text:style-name="Arabic">عَلَامَ كَمُؤٗنٖشَ</text:p>
      <text:p text:style-name="Arabic">أُتُنْڠُ أَكَمْٹِيَ</text:p>
      <text:p text:style-name="P58"/>
      <text:p text:style-name="P53">9</text:p>
      <text:p text:style-name="P2">مْوَنَ بِنْتِ أَمِيْنِ</text:p>
      <text:p text:style-name="P2">هِيٗ نْدِيٗ يَمْكِنِ</text:p>
      <text:p text:style-name="P2"><text:soft-page-break/>أَلِ نَ پٖٹٖ چَنْدَنِ</text:p>
      <text:p text:style-name="P2">كَوَهِ كُمْفُلِيَ</text:p>
      <text:p text:style-name="P2"/>
      <text:p text:style-name="P53">10</text:p>
      <text:p text:style-name="P2">سِجُوِ كهَنٖنَ نِ كوٖلِ</text:p>
      <text:p text:style-name="P2">مِمِ سِمتَأَمَلِ</text:p>
      <text:p text:style-name="P2">أَرُدِپٗ كْوَ رَسُوْلِ</text:p>
      <text:p text:style-name="P2">يٖئٗ تهَمْزِنْڠَتِيَ</text:p>
      <text:p text:style-name="P2"/>
      <text:p text:style-name="P53">11</text:p>
      <text:p text:style-name="P2">أَكَفَنْيَ هِمَ هِمَ</text:p>
      <text:p text:style-name="P2">أَسِئِ<text:span text:style-name="T5">وٖزٖ فَاطِمَه</text:span></text:p>
      <text:p text:style-name="P3">حَسَنِ أَكَمْٹُمَ</text:p>
      <text:p text:style-name="P3">بَبَكٗ نَمْكُلِيَ</text:p>
      <text:p text:style-name="P4"/>
      <text:p text:style-name="P53">12</text:p>
      <text:p text:style-name="P4">نَمْكُلِيَ كْوَ سِرِ</text:p>
      <text:p text:style-name="P4"><text:soft-page-break/>أَسِسِكِيٖ بَشِيْرِ</text:p>
      <text:p text:style-name="P4">كٖنٖنْدَ أَكَفَسِرِ</text:p>
      <text:p text:style-name="P4">مْبٖلٖ زَ ٹُمْوَ نَبِيَ</text:p>
      <text:p text:style-name="P4"/>
      <text:p text:style-name="P53">13</text:p>
      <text:p text:style-name="P4">كَفَسِرِ مُعَيَنِ</text:p>
      <text:p text:style-name="P4">هَمْكُلِوَ نْيُمْبَنِ</text:p>
      <text:p text:style-name="P4">أَكِسِكِيَ أَمِيْنِ</text:p>
      <text:p text:style-name="P4">عَجَبُ إِكَمْنْڠِيَ</text:p>
      <text:p text:style-name="P4"/>
      <text:p text:style-name="P53">14</text:p>
      <text:p text:style-name="P4">أَكَمُؤُزَ هَشِمِ</text:p>
      <text:p text:style-name="P4">يٖئٗ أُ نَنِ فَاطِمَه</text:p>
      <text:p text:style-name="P4">هُكْوَمْكُوَ كْوَ مِمِ</text:p>
      <text:p text:style-name="P4">نَايٗ سِيٗ مَزٗوٖيَ</text:p>
      <text:p text:style-name="P4"/>
      <text:p text:style-name="P53">15</text:p>
      <text:p text:style-name="P5"><text:soft-page-break/>عَلِ<text:span text:style-name="T6">ى</text:span> أَك<text:span text:style-name="T8">َ</text:span>ئِنُكَ</text:p>
      <text:p text:style-name="P5">أَكَنٖنْدَ كْوَ هَرَكَ</text:p>
      <text:p text:style-name="P6">هَتَ نْيُمْبَنِ كِفِكَ</text:p>
      <text:p text:style-name="P6">مْوَنَ فَاطِمَ هُلِيَ</text:p>
      <text:p text:style-name="P6"/>
      <text:p text:style-name="P53">16</text:p>
      <text:p text:style-name="P6">هُرُمَ زِكَمْشِكَ</text:p>
      <text:p text:style-name="P6">عَلِيْ كَشَوِشِكَ</text:p>
      <text:p text:style-name="P6">كَمْبَ فَتُمَ پُلِكَ</text:p>
      <text:p text:style-name="P6">أُلِلٗنَلٗ نَمْبِيَ</text:p>
      <text:p text:style-name="P6"/>
      <text:p text:style-name="P53">17</text:p>
      <text:p text:style-name="P6">أُنَ كِتْوَ هُكُؤُمَ</text:p>
      <text:p text:style-name="P6">أَمَ أُمٖشِكْوَ نِ حُمَ</text:p>
      <text:p text:style-name="P6">أَكَمْجِبُ فَتُمَ</text:p>
      <text:p text:style-name="P6">كْوَ مَرَضِ سِكُلِيَ</text:p>
      <text:p text:style-name="P6"/>
      <text:p text:style-name="P53"><text:soft-page-break/>18</text:p>
      <text:p text:style-name="P7">مِمِ هَپَ نَلِتٗكَ</text:p>
      <text:p text:style-name="P7">وٖوٖ هُنٖنَ هُتٖكَ</text:p>
      <text:p text:style-name="P7">نَ كَمَ كهِٹُ وتَكَ</text:p>
      <text:p text:style-name="P7">أُسِخٗفُ كُنَمْبِيَ</text:p>
      <text:p text:style-name="P7"/>
      <text:p text:style-name="P53">19</text:p>
      <text:p text:style-name="P7">وَتَكَ نِنِ نْدُيَنْڠُ</text:p>
      <text:p text:style-name="P7">نِئِفِدِ رٗحٗ يَنْڠُ</text:p>
      <text:p text:style-name="P7">مٗيٗ أُوَتٖ مَتُنْڠُ</text:p>
      <text:p text:style-name="P7">نَوٖ أُكٗمٖ كُلِيَ</text:p>
      <text:p text:style-name="P7"/>
      <text:p text:style-name="P53">20</text:p>
      <text:p text:style-name="P7">فَتُمَ أَكَتَمْكَ</text:p>
      <text:p text:style-name="P7">پٖٹٖ يَكٗ نَئِتَكَ</text:p>
      <text:p text:style-name="P7">عَلِى أَكَشُٹُكَ</text:p>
      <text:p text:style-name="P7">هَؤٗنِ لَ كُمْوَمْبِيَ</text:p>
      <text:p text:style-name="P7"><text:soft-page-break/></text:p>
      <text:p text:style-name="P53">21</text:p>
      <text:p text:style-name="P8">كِشَ عَلِيْ حَيْدَرِ</text:p>
      <text:p text:style-name="P94">نٖنٗ أَلِلٗفَسِ<text:span text:style-name="T23">رِ</text:span></text:p>
      <text:p text:style-name="P94">أَنَيٗ <text:span text:style-name="T24">أَ</text:span>بُوْ بَكِرَِ</text:p>
      <text:p text:style-name="P8">تهكْوٖنْدَ كُٹْوَلِيَ</text:p>
      <text:p text:style-name="P8"/>
      <text:p text:style-name="P53">22</text:p>
      <text:p text:style-name="P8">پٖٹٖ يَكٗ يَ چَنْدَنِ</text:p>
      <text:p text:style-name="P8">أَبُوْ بَكَرِ سِ كِفَنِ</text:p>
      <text:p text:style-name="P8">نِمٖٹْوَاءَ تَمْكِنِ</text:p>
      <text:p text:style-name="P9">كْوَ أُلِيٗنَمْبِيَ</text:p>
      <text:p text:style-name="P9"/>
      <text:p text:style-name="P53">21</text:p>
      <text:p text:style-name="P10">هُنُ مْوٖزِ نِ وَ پِلِ</text:p>
      <text:p text:style-name="P10">مِمِ سِكُتَأَمَلِ</text:p>
      <text:p text:style-name="P10">أُنَ نَ مْكٖ وَ پِلِ</text:p>
      <text:p text:style-name="P10"><text:soft-page-break/>هَبَرِ نِمٖسِكِيَ</text:p>
      <text:p text:style-name="P53"/>
      <text:p text:style-name="P53">22</text:p>
      <text:p text:style-name="P10">نَأَپَ وَاللّٰهِ نْدُيَنْڠُ</text:p>
      <text:p text:style-name="P10">نِ وٖيْ پْوٖكٖ مْكٖ وَنْڠُ</text:p>
      <text:p text:style-name="P10">نِ نَنِ عَدُوِ يَنْڠُ</text:p>
      <text:p text:style-name="P10">هُيٗ أَلٗنِزُلِيَ</text:p>
      <text:p text:style-name="P10"/>
      <text:p text:style-name="P53">23</text:p>
      <text:p text:style-name="P11">كَمْجِبُ كْوَ لِسَنِ</text:p>
      <text:p text:style-name="P11">مْٹُيٖ سِمْبَئِنِ</text:p>
      <text:p text:style-name="P11">پٖٹٖ أُمْپٖيْ نَنِ</text:p>
      <text:p text:style-name="P11">أُنِپَپٗ تهَرِضِيَ</text:p>
      <text:p text:style-name="P11"/>
      <text:p text:style-name="P53">24</text:p>
      <text:p text:style-name="P11">عَلِى أَكَبَئِنِ</text:p>
      <text:p text:style-name="P11">تهَكْوَمْبِيَ تَمْكِنِ</text:p>
      <text:p text:style-name="P11"><text:soft-page-break/>يَلِنْڠِيَ كِسِمَنِ</text:p>
      <text:p text:style-name="P11">تهَكْوٖنْدَ كُكُتٗلٖيَ</text:p>
      <text:p text:style-name="P11"/>
      <text:p text:style-name="P53">25</text:p>
      <text:p text:style-name="P12">هَيَ نٖنَ پٖٹٖ يَكٗ</text:p>
      <text:p text:style-name="P12">مَهَلٖ أُئِوٖسٖپٗ</text:p>
      <text:p text:style-name="P12">كَمَ هَيَ مَتَمْكٗ</text:p>
      <text:p text:style-name="P12">بَبَنْڠُ سِنٗمْوَمْبِيَ</text:p>
      <text:p text:style-name="P12"/>
      <text:p text:style-name="P53">26</text:p>
      <text:p text:style-name="P12">علِيْ أَكَؤُذِكَ</text:p>
      <text:p text:style-name="P12">فَتُمَ كُكَسِرِكَ</text:p>
      <text:p text:style-name="P12">أَلِئِنُكَ كَتٗكَ</text:p>
      <text:p text:style-name="P12">أَكَنٖنْندَ كْوَ نَبِيَ</text:p>
      <text:p text:style-name="P12"/>
      <text:p text:style-name="P53">27</text:p>
      <text:p text:style-name="P12">أَكَمُؤُزَ هَشِمَ</text:p>
      <text:p text:style-name="P12"><text:soft-page-break/>أَلِ نَ نِنِ فَتُمَ</text:p>
      <text:p text:style-name="P12">أَلِكهَاٹَ كَلِمَ</text:p>
      <text:p text:style-name="P12">مْٹُمٖ أَكَمْوَمْبِيَ</text:p>
      <text:p text:style-name="P12"/>
      <text:p text:style-name="P53">28</text:p>
      <text:p text:style-name="P12">أَكَمْوَمْبِيَ شَرِيْفُ</text:p>
      <text:p text:style-name="P12">فَتُمَ مٖنِكَلِفُ</text:p>
      <text:p text:style-name="P12">زِيَپٗ زِسِزٗخٗوْفُ</text:p>
      <text:p text:style-name="P12">زِنْڠِ نِمٖمْٹِلِيَ</text:p>
      <text:p text:style-name="P12"/>
      <text:p text:style-name="P53">29</text:p>
      <text:p text:style-name="P12">أَلِكِلِيَ يَا رَسُوْلِ</text:p>
      <text:p text:style-name="P12">نَمِ نِمٖٹٖنْدَ كْوٖلِ</text:p>
      <text:p text:style-name="P12">كُمْوَبِيَ سِهِمِلِ</text:p>
      <text:p text:style-name="P12">حٗوْفُ زَمٖنِنْڠِيَ</text:p>
      <text:p text:style-name="P12"/>
      <text:p text:style-name="P53">30</text:p>
      <text:p text:style-name="P13"><text:soft-page-break/>تٖنَ <text:span text:style-name="T7">إٖنٖنْدَ سَيِدِ</text:span></text:p>
      <text:p text:style-name="P14">أُمُؤٗنْيٖ أَبُرُدِ</text:p>
      <text:p text:style-name="P14">كَئِنُكَ مُحَمَدِ</text:p>
      <text:p text:style-name="P14">هَپٗ كَأَنْدَمَ نْدِيَنِ</text:p>
      <text:p text:style-name="P15"/>
      <text:p text:style-name="P53">31</text:p>
      <text:p text:style-name="P65">أَكٖنْدَ أَكَجِلِسِ</text:p>
      <text:p text:style-name="P16">مٗيٗ أُنَ وَسِوَسِ</text:p>
      <text:p text:style-name="P16">كَئِفَنْيَ كَمَ هَئِسِ</text:p>
      <text:p text:style-name="P16">ٰإٖنٖنْدٖيْ كُمْوَنْڠَلِيَ</text:p>
      <text:p text:style-name="P16"/>
      <text:p text:style-name="P53">32</text:p>
      <text:p text:style-name="P16">كَمُؤُلِزَ هَشِمِ</text:p>
      <text:p text:style-name="P16">وَلِ نَ نِنِ فَتُمَ</text:p>
      <text:p text:style-name="P16">حَسَنِ مٖكُيَ هِمَ</text:p>
      <text:p text:style-name="P16">عَليْ كُمْوَنْدَمِيَ</text:p>
      <text:p text:style-name="P16"/>
      <text:p text:style-name="P53"><text:soft-page-break/>33</text:p>
      <text:p text:style-name="P16">فَتُمَ هَكُكَسِرِ</text:p>
      <text:p text:style-name="P16">أَكَمْوَمْبِيَ نَشِيْرِ</text:p>
      <text:p text:style-name="P16">علِيْ نْدَكٖ هَبَرِ</text:p>
      <text:p text:style-name="P16">يٖؤٗ نِمٖزِسِكِيَ</text:p>
      <text:p text:style-name="P16"/>
      <text:p text:style-name="P53">34</text:p>
      <text:p text:style-name="P16">أَكَمُؤُزَ أَمِيْنِ</text:p>
      <text:p text:style-name="P17">نِ كَمَ هَبَرِ ڠَنِ</text:p>
      <text:p text:style-name="P17">أُسِمْنْڠٗجٖ نْيُمْبَنِ</text:p>
      <text:p text:style-name="P17">أُكَجَ أُكَمُأَمْكُوَ</text:p>
      <text:p text:style-name="P17"/>
      <text:p text:style-name="P53">35</text:p>
      <text:p text:style-name="P18">أَكَئِنَمَ فَتُمَ</text:p>
      <text:p text:style-name="P18">كُمْسِتَحِ هَشِمَ</text:p>
      <text:p text:style-name="P18">يَلٗمْتٗكَ كَلِمَ</text:p>
      <text:p text:style-name="P18">بَبَكٖ أَكَمْوَمْبِيَ</text:p>
      <text:p text:style-name="P18"><text:soft-page-break/></text:p>
      <text:p text:style-name="P53">36</text:p>
      <text:p text:style-name="P18">يَوَتٖ مَنٖنٗ هَيٗ</text:p>
      <text:p text:style-name="P18">أُسِٹٖٹٖ نَ مُمٖئٗ</text:p>
      <text:p text:style-name="P18">أَكَرُدِشَ كِلِيٗ</text:p>
      <text:p text:style-name="P18">فَاطِمَة الزَّهْرِيَّة</text:p>
      <text:p text:style-name="P18"/>
      <text:p text:style-name="P53">37</text:p>
      <text:p text:style-name="P19">أَكَمْوَمْبِيَ مْوَنَنْڠُ</text:p>
      <text:p text:style-name="P19">أُتَكَپٗ رَضِ يَنْڠُ</text:p>
      <text:p text:style-name="P19">نِ هَيَ مَنٖنٗ يَنْڠُ</text:p>
      <text:p text:style-name="P19">تُوَ أُكِيَسِكِيَ</text:p>
      <text:p text:style-name="P19"/>
      <text:p text:style-name="P53">38</text:p>
      <text:p text:style-name="P19">كُتٗكَ كْوَكٖ فَتُمَ</text:p>
      <text:p text:style-name="P19">يَلٖ أَكَيَسُكُمَ</text:p>
      <text:p text:style-name="P19">كِشَ كَڤُٹَ كَلِمَ</text:p>
      <text:p text:style-name="P19"><text:soft-page-break/>بَبَكٖ أَكَمْوَمْبِيَ</text:p>
      <text:p text:style-name="P19"/>
      <text:p text:style-name="P53">39</text:p>
      <text:p text:style-name="P19">أَكَمْوَمْبِيَ بَبَنْڠُ</text:p>
      <text:p text:style-name="P19">ٹُنَنِ نَ مُمٖ وَنْڠُ</text:p>
      <text:p text:style-name="P19">كَبِسَ مَؤٗڤُ يَنْڠُ</text:p>
      <text:p text:style-name="P19">سِ مْوٖنْيٖ كُچٖنْدٖلٖيَ</text:p>
      <text:p text:style-name="P19"/>
      <text:p text:style-name="P53">40</text:p>
      <text:p text:style-name="P19">نَ مْٹُ أَلٗنِغُرِ</text:p>
      <text:p text:style-name="P19">سَسَ نِمٖفِكِرِ</text:p>
      <text:p text:style-name="P19">هَٹُچٖنْدٖلٖئِ خٖيْرِ</text:p>
      <text:p text:style-name="P19">هَوٖزِ كُٹْوَنْڠَلِيَ</text:p>
      <text:p text:style-name="P19"/>
      <text:p text:style-name="P53">41</text:p>
      <text:p text:style-name="P19">تٖنَ هُضُمُ مٗيٗنِ</text:p>
      <text:p text:style-name="P19">مْٹُيٖ نِ شَيْطَانِ</text:p>
      <text:p text:style-name="P19"><text:soft-page-break/>مْلَنِوَ مَلْعُوْنِ</text:p>
      <text:p text:style-name="P19">نِيَه مْبٗڤُ كُنِٹِيَ</text:p>
      <text:p text:style-name="P19"/>
      <text:p text:style-name="P53">42</text:p>
      <text:p text:style-name="P20">هَيَ نِمٖيَجِتِمُ</text:p>
      <text:p text:style-name="P20">نَ مٖنْڠِنٖ تهَنُظُمُ</text:p>
      <text:p text:style-name="P20">جَمِيْعِ مُيَفَهَمُ</text:p>
      <text:p text:style-name="P20">نِمٖچٖنْدَ كُوَمْبِيَ</text:p>
      <text:p text:style-name="P20"/>
      <text:p text:style-name="P53">43</text:p>
      <text:p text:style-name="P21">فَهَمُنِ وَؤُنْڠْوَنَ</text:p>
      <text:p text:style-name="P21">يٖؤٗ نِوَپٖ مَعَنَ</text:p>
      <text:p text:style-name="P21">پٖٹٖ يَنْڠُ ي عَيْنَ</text:p>
      <text:p text:style-name="P21">حُجَ نَلٗئِوَتِيَ</text:p>
      <text:p text:style-name="P21"/>
      <text:p text:style-name="P53">44</text:p>
      <text:p text:style-name="P21">نَلِئِوَتَ قَصِدِ</text:p>
      <text:p text:style-name="P21"><text:soft-page-break/>سِ مَهَبَ كُنِزِدِ</text:p>
      <text:p text:style-name="P21">مَرَ هُزَءَ <text:span text:style-name="T9">وَلِدِ</text:span></text:p>
      <text:p text:style-name="P22">أَصِلِ إِكَپٗتِيَ</text:p>
      <text:p text:style-name="P22"/>
      <text:p text:style-name="P53">45</text:p>
      <text:p text:style-name="P23">بَسِ نَلٗيَفِكِرِ</text:p>
      <text:p text:style-name="P24">نْدِيٗ يٗتٖ يَلٗجِرِ</text:p>
      <text:p text:style-name="P24">أَكَزَوَ جَعْفَرِ</text:p>
      <text:p text:style-name="P24">وَ مَوْلَانَا عَلِيَ</text:p>
      <text:p text:style-name="P24"/>
      <text:p text:style-name="P53">46</text:p>
      <text:p text:style-name="P25">أَكَئِسِنْڠَ كِجَنَ</text:p>
      <text:p text:style-name="P25">نَ بَبَكٖ وَ كِفَنَ</text:p>
      <text:p text:style-name="P25">كُلَ أَلٗكِمُؤٗنَ</text:p>
      <text:p text:style-name="P25">صُوْرَ زَ لِكِمْوَمْبِيَ</text:p>
      <text:p text:style-name="P25"/>
      <text:p text:style-name="P53">47</text:p>
      <text:p text:style-name="P25"><text:soft-page-break/>وَٹُ وَلِكِنُكُرِ</text:p>
      <text:p text:style-name="P25">عَلِى هَنَ هَبَرِ</text:p>
      <text:p text:style-name="P25">هَتَ مْمٗيَ كْوَ سِرِ</text:p>
      <text:p text:style-name="P25">َٰأَكَفِكَ كُمْوَمْبِيَ</text:p>
      <text:p text:style-name="P25"/>
      <text:p text:style-name="P53">48</text:p>
      <text:p text:style-name="P26">أَلِپٗپٖنْدَ مَنَانِ</text:p>
      <text:p text:style-name="P26">كَمُؤٗنَ مُعَيَنِ</text:p>
      <text:p text:style-name="P26">كُنَ كِسِمَ مْوِٹُنِ</text:p>
      <text:p text:style-name="P26">أَكٖنْدَ كُچَنْڠَلِيَ</text:p>
      <text:p text:style-name="P26"/>
      <text:p text:style-name="P53">49</text:p>
      <text:p text:style-name="P26">نَاءٖ أَكٖنْدَ كْوَ شَكَ</text:p>
      <text:p text:style-name="P26">مَاءِ أَسِپٗيَتَكَ</text:p>
      <text:p text:style-name="P26">نَاءٖ أَلِكِفُنِكَ</text:p>
      <text:p text:style-name="P26">كِوَزِ أَكِچٖنْدٖيَ</text:p>
      <text:p text:style-name="P26"/>
      <text:p text:style-name="P53"><text:soft-page-break/>50</text:p>
      <text:p text:style-name="P26">هَپٗ ع<text:span text:style-name="T10">َ</text:span>لِى حَيْدَرِ</text:p>
      <text:p text:style-name="P26">كِوَزَ نَ كُفِكِرِ</text:p>
      <text:p text:style-name="P26">وَمٖكُيَ مَكَفِرِ</text:p>
      <text:p text:style-name="P26">يٖؤٗ كُنِفُنُلِيَ</text:p>
      <text:p text:style-name="P26"/>
      <text:p text:style-name="P53">51</text:p>
      <text:p text:style-name="P26">كِشَ أَكَتَمْكَ</text:p>
      <text:p text:style-name="P26">نَ يٖؤٗ تهَكِفُنِكَ</text:p>
      <text:p text:style-name="P26">سِنَ بَدِ تهَمْشِكَ</text:p>
      <text:p text:style-name="P26">مْٹُيٖ أَمٖزٗوٖيَ</text:p>
      <text:p text:style-name="P26"/>
      <text:p text:style-name="P53">52</text:p>
      <text:p text:style-name="P27">أَچٗنْدٗكَ هُكُ نْيُمَ</text:p>
      <text:p text:style-name="P27">جَعْفَرِ كَئٖڠٖمَ</text:p>
      <text:p text:style-name="P27">لِلٖ نَاءٗ كَسُكُمَ</text:p>
      <text:p text:style-name="P27">مْبَلِ أَكَلَتِلِيَ</text:p>
      <text:p text:style-name="P27"><text:soft-page-break/></text:p>
      <text:p text:style-name="P30">53</text:p>
      <text:p text:style-name="P28">مْبُزِ وَكَنْوَ كْوَ هِمَ</text:p>
      <text:p text:style-name="P28">جَعْفَرِ أُكَلِكٗ نْيُمَ</text:p>
      <text:p text:style-name="P28">كِشَ نَاءٖ كَئٖڠٖمَ</text:p>
      <text:p text:style-name="P28">ع<text:span text:style-name="T10">َ</text:span>لِيْ هُمْوَنْڠَلِيَ</text:p>
      <text:p text:style-name="P29"/>
      <text:p text:style-name="P32">54</text:p>
      <text:p text:style-name="P32">أَپٖڠٖمَ كُرَدِدِ</text:p>
      <text:p text:style-name="P32">ٹُتَصِنْدَنَ قَصِدِ</text:p>
      <text:p text:style-name="P32">كْوَ ندَ يٖؤٗ أَكِرُدِ</text:p>
      <text:p text:style-name="P32">هَلِدِرِكِ أَكِيَ</text:p>
      <text:p text:style-name="P32"/>
      <text:p text:style-name="P32">55</text:p>
      <text:p text:style-name="P32">چَمْبَ هُفَنْيَ نِ بِرِ</text:p>
      <text:p text:style-name="P32">أَيَپٗ أَتَنِكِرِ</text:p>
      <text:p text:style-name="P32">هِلِ لِپٖٹٖ بَنْدَرِ</text:p>
      <text:p text:style-name="P32"><text:soft-page-break/>نْڠٗٹٖ تهَمْفِنِكِيَ</text:p>
      <text:p text:style-name="P32"/>
      <text:p text:style-name="P32">56</text:p>
      <text:p text:style-name="P32">مَاءِ كَٹِكَ كُٹٖكَ</text:p>
      <text:p text:style-name="P32">نَ عَلِى أَكَتٗكَ</text:p>
      <text:p text:style-name="P32">مْكٗنٗ أَكَمْصِكَ</text:p>
      <text:p text:style-name="P32">جَعْفَرِ كَمْوَمْبِيَ</text:p>
      <text:p text:style-name="P32"/>
      <text:p text:style-name="P32">57</text:p>
      <text:p text:style-name="P33">وٖوٖ هُنِشِكِيَنِ</text:p>
      <text:p text:style-name="P33">مِمِ سِكُچِ سِنَنِ</text:p>
      <text:p text:style-name="P33">هَتَ أُكِوَ نِ جِنِ</text:p>
      <text:p text:style-name="P33">نَيُوَ كُكُسٗمٖيَ</text:p>
      <text:p text:style-name="P33"/>
      <text:p text:style-name="P33">58</text:p>
      <text:p text:style-name="P33">هَيَ نِمٖزٗفَسِرِ</text:p>
      <text:p text:style-name="P33">سِكُيَنٖنَ كْوَ سِرِ</text:p>
      <text:p text:style-name="P33"><text:soft-page-break/>أُكِتَكَ أَظْهَرِ</text:p>
      <text:p text:style-name="P33">نَ زَيْدِ تهَكْوَمْبِيَ</text:p>
      <text:p text:style-name="P33"/>
      <text:p text:style-name="P33">59</text:p>
      <text:p text:style-name="P34">كَمْڠُٹِيَ كْوَ مْبَلِ</text:p>
      <text:p text:style-name="P34">وَكَوَنَ سَاءَ مْبِلِ</text:p>
      <text:p text:style-name="P34">كِشَ كَڠُٹَ قَوْلِ</text:p>
      <text:p text:style-name="P34">جَعْفَرِ كَمْوَمْبِيَ</text:p>
      <text:p text:style-name="P34"/>
      <text:p text:style-name="P35">60</text:p>
      <text:p text:style-name="P35">كَمْوَمْبِيَ مْبَئِنِ</text:p>
      <text:p text:style-name="P35">مْوَنَ آدَمُ نْنَنِ</text:p>
      <text:p text:style-name="P35">بَبَ هَكٗ دُنِيَنِ</text:p>
      <text:p text:style-name="P35">نْدِپٗ أُكَنِؤٗنٖيَ</text:p>
      <text:p text:style-name="P35"/>
      <text:p text:style-name="P35">61</text:p>
      <text:p text:style-name="P35">كَمُؤٗزَ هُنٖنَنِ</text:p>
      <text:p text:style-name="P35"><text:soft-page-break/>وٖوٖ بَبَكٗ نِ نَنِ</text:p>
      <text:p text:style-name="P35">كَمْبَ نِ پٖٹٖ چَنْدَنِ</text:p>
      <text:p text:style-name="P35">عَلِى كَيَنْڠَلِيَ</text:p>
      <text:p text:style-name="P35"/>
      <text:p text:style-name="P35">62</text:p>
      <text:p text:style-name="P35">پٖٹٖ كُئِيٗنَ كْوَكٖ</text:p>
      <text:p text:style-name="P35">كِسٗمَ نَ جِنَ لَكٖ</text:p>
      <text:p text:style-name="P35">أَرُدِ أَسِكِتِكٖ</text:p>
      <text:p text:style-name="P35">نَ مَيُتٗ كُمْنْڠِيَ</text:p>
      <text:p text:style-name="P35"/>
      <text:p text:style-name="P35">63</text:p>
      <text:p text:style-name="P35">كِشَ هَپٗ أَمْوَمْبِئٖ</text:p>
      <text:p text:style-name="P35">سِنْڠَلِكُپِجِئٖ</text:p>
      <text:p text:style-name="P35">إِنَ لَكٗ هُئِٹْوَيٖ</text:p>
      <text:p text:style-name="P35">بَبَكٗ نْدِيٖ عَلِيَ</text:p>
      <text:p text:style-name="P35"/>
      <text:p text:style-name="P35">64</text:p>
      <text:p text:style-name="P35"><text:soft-page-break/>نِنْڠَلِپٗتٖزَ دَمُ</text:p>
      <text:p text:style-name="P35">كَمَ سِكُكُفَهَمُ</text:p>
      <text:p text:style-name="P35">أَكِشَ كَتَكَلَمُ</text:p>
      <text:p text:style-name="P35">جَعْفَرِ كَمْوَمْبِيَ</text:p>
      <text:p text:style-name="P35"/>
      <text:p text:style-name="P35">65</text:p>
      <text:p text:style-name="P35">وٖوٖ مْٹُ هُمُؤٗنَ</text:p>
      <text:p text:style-name="P35">هُمُؤُزِ لَكٖ إِنَ</text:p>
      <text:p text:style-name="P35">هُجِؤٗنَ أُجَڠِنَ</text:p>
      <text:p text:style-name="P35">أُلِؤٗنَ تهَكَمْبِيَ</text:p>
      <text:p text:style-name="P35"/>
      <text:p text:style-name="P35">66</text:p>
      <text:p text:style-name="P36">كْوَنْزَ نِپَ پٖٹٖ يَنْڠُ</text:p>
      <text:p text:style-name="P36">إِنُكَإٖوٖ بَبَنْڠُ</text:p>
      <text:p text:style-name="P36">هُنْڠَلِوٖزٖ مَتُنْڠُ</text:p>
      <text:p text:style-name="P36">مْوِلِنِ كُنِٹِيَ</text:p>
      <text:p text:style-name="P36"/>
      <text:p text:style-name="P36"><text:soft-page-break/>67</text:p>
      <text:p text:style-name="P36">أَكَمْوَمْبِيَ مَمَكٖ</text:p>
      <text:p text:style-name="P36">نَمُيُوَ سُرَ زَكٖ</text:p>
      <text:p text:style-name="P36">نَاءٖ هَپٗ أَتَمْكٖ</text:p>
      <text:p text:style-name="P36">إِنَ لَكٖ أَمْوَمْبِيٖ</text:p>
      <text:p text:style-name="P36"/>
      <text:p text:style-name="P36">68</text:p>
      <text:p text:style-name="P36">كِمْوَمْبِيَ كَفَسِرِ</text:p>
      <text:p text:style-name="P36">مِمِ هُئِٹْوَ جَعْفَرِ</text:p>
      <text:p text:style-name="P36">وَ عَلِيْ حَيْدَرِ</text:p>
      <text:p text:style-name="P36">نَ مْوَكَ نِ وَ تِسِيَ</text:p>
      <text:p text:style-name="P36"/>
      <text:p text:style-name="P36">69</text:p>
      <text:p text:style-name="P36">وَتٗوٖ مْبُزِ مْوِٹُنِ</text:p>
      <text:p text:style-name="P36">نَ أُوَپٖكٖ ݝْدِيَنِ</text:p>
      <text:p text:style-name="P36">ٹْوٖنٖنْدٖ <text:span text:style-name="T11">زٖٹُ مُئِنِ</text:span></text:p>
      <text:p text:style-name="P37">جَعْفَرِ كَمْوَمْبِيَ</text:p>
      <text:p text:style-name="P37"><text:soft-page-break/></text:p>
      <text:p text:style-name="P37">70</text:p>
      <text:p text:style-name="P37">كَمَْمْبِيَ نٖنْدَ زَنْڠُ</text:p>
      <text:p text:style-name="P37">نِنَ نَ مْوَلِمُ وَنْڠُ</text:p>
      <text:p text:style-name="P37">نِمُوَڠٖ نَ مَمَنْڠُ</text:p>
      <text:p text:style-name="P37">كِشَ كٖشٗ نِتَكُيَ</text:p>
      <text:p text:style-name="P37"/>
      <text:p text:style-name="P37">71</text:p>
      <text:p text:style-name="P37">كٖشٗ كُكِپَمْبَؤُكَ</text:p>
      <text:p text:style-name="P37">نَ مَپِمَ يَئِنُكَ</text:p>
      <text:p text:style-name="P37">سَاءَ مٗيَ إِكِفِكَ</text:p>
      <text:p text:style-name="P37">بَبَ يَكُوَصِلِيَ</text:p>
      <text:p text:style-name="P37"/>
      <text:p text:style-name="P37">72</text:p>
      <text:p text:style-name="P37">أَكَمْطِبُ قَوْلِ</text:p>
      <text:p text:style-name="P37">أُيَپٗ نْدِيَ يَ مْبَلِ</text:p>
      <text:p text:style-name="P37">يَ مَكَه نِ يَ كُقُلِ</text:p>
      <text:p text:style-name="P37"><text:soft-page-break/>أُسِتَكٖ كُپٗتٖيَ</text:p>
      <text:p text:style-name="P37"/>
      <text:p text:style-name="P37">73</text:p>
      <text:p text:style-name="P37">كُمْرُدِشِيَ تَمْكٗ</text:p>
      <text:p text:style-name="P37">نَسِ هَيَ نٖنْدَ زَكٗ</text:p>
      <text:p text:style-name="P37">مْوَلِمُ نَ مَمَكٗ</text:p>
      <text:p text:style-name="P37">نَ نْدُزٗ نِسَلِمِيَ</text:p>
      <text:p text:style-name="P37"/>
      <text:p text:style-name="P37">74</text:p>
      <text:p text:style-name="P37">نَاءٖ مْوَنَ وَ نَسَبَ</text:p>
      <text:p text:style-name="P37">كَمْوَمْبِيَ مَرْحَبَا</text:p>
      <text:p text:style-name="P37">نَمِ مُكٗ أَقْرَبَ</text:p>
      <text:p text:style-name="P37">أُپٖنْدَ نِسَلِمِيَ</text:p>
      <text:p text:style-name="P37"/>
      <text:p text:style-name="P37">75</text:p>
      <text:p text:style-name="P38">سَلَامُ أَبُوْ بَكَرِ</text:p>
      <text:p text:style-name="P38">أَزْوَاجِ نَ ذُرِيَ</text:p>
      <text:p text:style-name="P38"><text:soft-page-break/>سُزَاءٗ نَ إِظْهَارِ</text:p>
      <text:p text:style-name="P38">هَؤٗ نَوَفَهَمِيَ</text:p>
      <text:p text:style-name="P38"/>
      <text:p text:style-name="P38">76</text:p>
      <text:p text:style-name="P39">نَسِ هَپٗ جَعْفَرِ</text:p>
      <text:p text:style-name="P39">أَكَمْوَمْبِيَ كْوَ هٖرِ</text:p>
      <text:p text:style-name="P39">نَ عَلِى حَيْدَرِ</text:p>
      <text:p text:style-name="P39">مْنْڠُ أَكَمُؤٗمْبٖيَ</text:p>
      <text:p text:style-name="P39"/>
      <text:p text:style-name="P39">77</text:p>
      <text:p text:style-name="P39">مُئِنِ كُنْڠِيَ كْوَكٖ</text:p>
      <text:p text:style-name="P39">كٖنْدَ كْوَ مْوَلِمُ وَكٖ</text:p>
      <text:p text:style-name="P39">كَمْپَ هَبَرِ زَكٖ</text:p>
      <text:p text:style-name="P39">كْوَءٗ هَيَسِكِلِيَ</text:p>
      <text:p text:style-name="P39"/>
      <text:p text:style-name="P40">78</text:p>
      <text:p text:style-name="P40">أَكِشَ كُيَنُظُمَ</text:p>
      <text:p text:style-name="P40"><text:soft-page-break/>أَكَلِيَ مُعَلِمُ</text:p>
      <text:p text:style-name="P40">كَمبَ وَنِٹِيَ هَمُ</text:p>
      <text:p text:style-name="P40">هَپٗ أُمٖزٗنَمْبِيَ</text:p>
      <text:p text:style-name="P40"/>
      <text:p text:style-name="P40">79</text:p>
      <text:p text:style-name="P40">ٖوَنِٹِيَ سِكِتِكٗ</text:p>
      <text:p text:style-name="P40">نَ وِنْڠِ وَ مَؤُذِكٗ</text:p>
      <text:p text:style-name="P40">وَلَ نَ هُكٗ وٖنْدَكٗ</text:p>
      <text:p text:style-name="P40">سِوٖزِ كُكُزِوِيَ</text:p>
      <text:p text:style-name="P40"/>
      <text:p text:style-name="P40">80</text:p>
      <text:p text:style-name="P40"><text:span text:style-name="T12">سِ</text:span> رَحِمُ كُئٖنْدَنِ</text:p>
      <text:p text:style-name="P40">نَ هُكٗ أُ حَلِ ڠَنِ</text:p>
      <text:p text:style-name="P40">نَاءٖ بَبَكٗ زِٹَنِ</text:p>
      <text:p text:style-name="P40">نْدِيٖ وَ كُٹَنْڠُلِيَ</text:p>
      <text:p text:style-name="P40"/>
      <text:p text:style-name="P40">81</text:p>
      <text:p text:style-name="P40"><text:soft-page-break/>نَ كُكِكِنْدَ سِتَكِ</text:p>
      <text:p text:style-name="P40">كْوَنِ نَيُوَ نِ هَكِ</text:p>
      <text:p text:style-name="P40">نِ رَضِ أَلٗفُلَكِ</text:p>
      <text:p text:style-name="P40">نَ زَيْدِ كِكْوٖٹٖيَ</text:p>
      <text:p text:style-name="P40"/>
      <text:p text:style-name="P40">82</text:p>
      <text:p text:style-name="P40">أَكَمْوَمْبِيَ مْوَلِمُ</text:p>
      <text:p text:style-name="P40">مَمَكٗ أَيَفَهَمُ</text:p>
      <text:p text:style-name="P40">كَمْجِبِشَ كَلِمُ</text:p>
      <text:p text:style-name="P40">كْوَكٖ سِيَسِكِلِيَ</text:p>
      <text:p text:style-name="P40"/>
      <text:p text:style-name="P40">83</text:p>
      <text:p text:style-name="P40">كَْوَمْبِيَ إٖنْدَ زَكٗ</text:p>
      <text:p text:style-name="P40">أُكَمُؤُلِزَ مَمَكٗ</text:p>
      <text:p text:style-name="P40">أُسِكِزٖ مَتَمْكٗ</text:p>
      <text:p text:style-name="P40">نَاءٖ تَكَلٗكْوَمْبِيَ</text:p>
      <text:p text:style-name="P40"/>
      <text:p text:style-name="P40"><text:soft-page-break/>84</text:p>
      <text:p text:style-name="P41">َكِشَ هِيٗ كَلِمَ</text:p>
      <text:p text:style-name="P41">هَپٗ نْدِيَ كَيَنْدَمَ</text:p>
      <text:p text:style-name="P41">مٗيٗ أُنَ هَلِمَمَ</text:p>
      <text:p text:style-name="P41">كْوَ مَمَكٖ أَكِنْڠِيَ</text:p>
      <text:p text:style-name="P41"/>
      <text:p text:style-name="P41">85</text:p>
      <text:p text:style-name="P41">كِنْڠِيَ كَوٖكَ كِبُ</text:p>
      <text:p text:style-name="P41">كّوَ أُپٗلِ نَ تَرَتِبُ</text:p>
      <text:p text:style-name="P41">مَمَكٖ كَتَعَجَبُ</text:p>
      <text:p text:style-name="P41">جَعْفَرِ أَكَمْوَمْبِيَ</text:p>
      <text:p text:style-name="P41"/>
      <text:p text:style-name="P41">86</text:p>
      <text:p text:style-name="P41">كَمْبَ سِوٖ جَعْفَرِ</text:p>
      <text:p text:style-name="P41">وَٹُؤٗنٖشَ جَوْرِ</text:p>
      <text:p text:style-name="P41">هُنْڠِيَ كَمَ كْوَ سِرِ</text:p>
      <text:p text:style-name="P41">مْٹُ أَمٖزٗكِمْبِيَ</text:p>
      <text:p text:style-name="P41"><text:soft-page-break/></text:p>
      <text:p text:style-name="P41">87</text:p>
      <text:p text:style-name="P41">نَاصِرِ نِ نْدُڠُ يَكٖ</text:p>
      <text:p text:style-name="P41">پَپٗ هَپٗ أَتَمْكٖ</text:p>
      <text:p text:style-name="P41">عَيْنِ يَ مَنٗ يَكٖ</text:p>
      <text:p text:style-name="P41">هَتَكِ كُٹْوَنْڠَلِيَ</text:p>
      <text:p text:style-name="P41"/>
      <text:p text:style-name="P41">88</text:p>
      <text:p text:style-name="P41">إٖوٖ مِمِ سِؤُذِكٖ</text:p>
      <text:p text:style-name="P41">تَكْوَمْبِيَ حُجَ يَكٖ</text:p>
      <text:p text:style-name="P41">يٖؤٗ أُنَ مْبُزِ وَكٖ</text:p>
      <text:p text:style-name="P41">وَوِلِ وَمٖپٗتٖيَ</text:p>
      <text:p text:style-name="P41"/>
      <text:p text:style-name="P41">89</text:p>
      <text:p text:style-name="P41">وَمٖتٗكَ صَفُنِ</text:p>
      <text:p text:style-name="P41">مٖوَتَنْڠَ هَوَؤٗنِ</text:p>
      <text:p text:style-name="P41">كِشَ أَتٗكَ مْوِٹُنِ</text:p>
      <text:p text:style-name="P41"><text:soft-page-break/>يُوَ نِ كَلِ لَنْدِيَ</text:p>
      <text:p text:style-name="P41"/>
      <text:p text:style-name="P42">90</text:p>
      <text:p text:style-name="P42">كَئِنُكَ جَعْفَرِ</text:p>
      <text:p text:style-name="P42">أَكَمْپِجَ نَاصِرِ</text:p>
      <text:p text:style-name="P42">زِتَكُتٗك جٖؤُرِ</text:p>
      <text:p text:style-name="P42">يٖؤٗ نِكِكْوَنْڠَلِيَ</text:p>
      <text:p text:style-name="P42"/>
      <text:p text:style-name="P42">91</text:p>
      <text:p text:style-name="P42">هَپٗ مَمَ أَسِكِرِ</text:p>
      <text:p text:style-name="P42">كَمْشِكَ جَعْفَرِ</text:p>
      <text:p text:style-name="P42">إِوَپٗ نِ مِيْ نَاصِرِ</text:p>
      <text:p text:style-name="P42">هَپٗ سِنْڠٖلِكِمْبِيَ</text:p>
      <text:p text:style-name="P42"/>
      <text:p text:style-name="P42">92</text:p>
      <text:p text:style-name="P42">نَاصِرِ نِ نْدُڠُ يَكٗ</text:p>
      <text:p text:style-name="P42">مْوَنَنْڠُ مْٹٗٹٗ وَكٗ</text:p>
      <text:p text:style-name="P42"><text:soft-page-break/>كِشَ نِ عَوْنِ هَكٗ</text:p>
      <text:p text:style-name="P42">وَتَكُمْٹَنْڠُلِيَ</text:p>
      <text:p text:style-name="P42"/>
      <text:p text:style-name="P42">93</text:p>
      <text:p text:style-name="P42">أَلِئِنَمِيَ تِنِ</text:p>
      <text:p text:style-name="P42">أَكِؤُلِزْوَ هَنٖنِ</text:p>
      <text:p text:style-name="P42">يَمٖكُپَٹَ مْوٖنْدَنِ</text:p>
      <text:p text:style-name="P42">هَيَ نِمٖزٗكْوَمْبِيَ</text:p>
      <text:p text:style-name="P42"/>
      <text:p text:style-name="P42">94</text:p>
      <text:p text:style-name="P42">هَپٗ مَمَكٖ أَجِبُ</text:p>
      <text:p text:style-name="P42">نَاصِرِ هُتُأَدَبُ</text:p>
      <text:p text:style-name="P42">كِوَ وٖوٖ نِ هَرَبُ</text:p>
      <text:p text:style-name="P42">نَمِ نَيُوَ طَبِيَ</text:p>
      <text:p text:style-name="P42"/>
      <text:p text:style-name="P42">95</text:p>
      <text:p text:style-name="P42">نَتَكَ زَكٗ هَبَرِ</text:p>
      <text:p text:style-name="P42"><text:soft-page-break/>هَيَ نِپَ جَعْفَرِ</text:p>
      <text:p text:style-name="P42">أُسٗ أُسِمٖمٖ هَرِ</text:p>
      <text:p text:style-name="P42">صُوْرَ زِمٖكُپٗتٖيَ</text:p>
      <text:p text:style-name="P42"/>
      <text:p text:style-name="P43">96</text:p>
      <text:p text:style-name="P43">جَعْفَرِ أَكَبَئِنِ</text:p>
      <text:p text:style-name="P43">وَتَكَ هَبَرِ ڠَنِ</text:p>
      <text:p text:style-name="P43">نِكْوَمْبِيَ لُغه ڠَنِ</text:p>
      <text:p text:style-name="P43">كْوَكٗ إِوٖ نَ پِيَ</text:p>
      <text:p text:style-name="P43"/>
      <text:p text:style-name="P43">97</text:p>
      <text:p text:style-name="P43">كِكْوَمْبِيَ كِعَرَبُ</text:p>
      <text:p text:style-name="P43">نَيُوَ أُتَنِجِبُ</text:p>
      <text:p text:style-name="P43">تٖنَ نَؤٗنَ عَجَبُ</text:p>
      <text:p text:style-name="P43">مِمِ مْوٖنْيٖوٖ كُكْوَمْبِيَ</text:p>
      <text:p text:style-name="P43"/>
      <text:p text:style-name="P43">98</text:p>
      <text:p text:style-name="P43"><text:soft-page-break/>كِكُؤُلِزَ أَلِكٗ</text:p>
      <text:p text:style-name="P43">بَبَ هُنَمْبِيَ هَكٗ</text:p>
      <text:p text:style-name="P43">يَنْڠُ نِنَ مِمْبَ يَكٗ</text:p>
      <text:p text:style-name="P43">أَلِفَرِكِ دُُنِيَ</text:p>
      <text:p text:style-name="P43"/>
      <text:p text:style-name="P43">99</text:p>
      <text:p text:style-name="P43">كِكْوَمْبِيَ يُمُئِنِ</text:p>
      <text:p text:style-name="P43">أُتَڠٖؤُزَ مَنْڠِنٖ</text:p>
      <text:p text:style-name="P43">أُتَنَمْبِيَ وَ فٖنٖ</text:p>
      <text:p text:style-name="P43">خٖيْرِ كُئِنْيَمَزِيَ</text:p>
      <text:p text:style-name="P43"/>
      <text:p text:style-name="P43">100</text:p>
      <text:p text:style-name="P43">وٖوٖ هُيَوَ فَرِسِ</text:p>
      <text:p text:style-name="P43">وَلَ مَكَه هُكُئِسِ</text:p>
      <text:p text:style-name="P43">وٖنْدٖلٖپِ مَجْلِسِ</text:p>
      <text:p text:style-name="P43">أُكَمُؤٗنَ عَلِيَ</text:p>
      <text:p text:style-name="P43"/>
      <text:p text:style-name="P43"><text:soft-page-break/>101</text:p>
      <text:p text:style-name="P43">جَعْفَرِ كَبَئِنِ</text:p>
      <text:p text:style-name="P43">ٹُمٖؤٗنَنَ مْوِٹُنِ</text:p>
      <text:p text:style-name="P43">صِفَ زَكٖ مُعَيَنِ</text:p>
      <text:p text:style-name="P43">أُكِتَكَ نَكْوَمْبِيَ</text:p>
      <text:p text:style-name="P43"/>
      <text:p text:style-name="P43">102</text:p>
      <text:p text:style-name="P43">نِسِكِزَ نِرَدِدِ</text:p>
      <text:p text:style-name="P43">كِوَ سِيٗ أُنِرُدِ</text:p>
      <text:p text:style-name="P43">كِمٗ چَكٖ هَكِزِدِ</text:p>
      <text:p text:style-name="P43">كَمَ چَنْڠُ أَنْڠَلِيَ</text:p>
      <text:p text:style-name="P43"/>
      <text:p text:style-name="P43">103</text:p>
      <text:p text:style-name="P43">نَ لَ پِلِ نِبَئِنِ</text:p>
      <text:p text:style-name="P43">نْيٖيْ زَكٖ زَ كِتْوَنِ</text:p>
      <text:p text:style-name="P43">مَكُمٖيَ أُپَآنِ</text:p>
      <text:p text:style-name="P43">نَ كَمَ سِيٗ نَمْبِيَ</text:p>
      <text:p text:style-name="P43"><text:soft-page-break/></text:p>
      <text:p text:style-name="P43">104</text:p>
      <text:p text:style-name="P43">نَ يَ ٹَاٹُ أُفَهَمُ</text:p>
      <text:p text:style-name="P43">أُنَ ٹُنْدُ يَ كُزِمُ</text:p>
      <text:p text:style-name="P43">صِفَ زَكٖ زٖمٖيِمُ</text:p>
      <text:p text:style-name="P43">نَ هِزٗ نِمٖكْوَمْبِيَ</text:p>
      <text:p text:style-name="P43"/>
      <text:p text:style-name="P43">105</text:p>
      <text:p text:style-name="P43">نِ زَ عُوفُ وَ مَنٖنٗ</text:p>
      <text:p text:style-name="P43">كِشَ نِ جَڠِنَ مْنٗ</text:p>
      <text:p text:style-name="P43">نَ أُكِتَكَ مْفَنٗ</text:p>
      <text:p text:style-name="P43">هُنُ نِمٖكُپِجِنَ</text:p>
      <text:p text:style-name="P43"/>
      <text:p text:style-name="P44">106</text:p>
      <text:p text:style-name="P44">هَيٗ أُنَمْبِزِ يٖؤٗ</text:p>
      <text:p text:style-name="P44">نِ كْوٖلِ نْدِيٗ يَلِيٗ</text:p>
      <text:p text:style-name="P44">نِپَ جِنْسِ يَوٖءٖؤٗ</text:p>
      <text:p text:style-name="P44"><text:soft-page-break/>هَتَ كُمْفَهَمِيَ</text:p>
      <text:p text:style-name="P44"/>
      <text:p text:style-name="P44">107</text:p>
      <text:p text:style-name="P44">تَكُپَ ٹَنْڠُ أَوَلِ</text:p>
      <text:p text:style-name="P44">هِكِ چَكَ نِ ثَقِلِ</text:p>
      <text:p text:style-name="P44">كِتَنْڠَ مَاءِ نِ غَالِ</text:p>
      <text:p text:style-name="P44">نِكَتَكَسَ نَ نْدِيَ</text:p>
      <text:p text:style-name="P44"/>
      <text:p text:style-name="P45">108</text:p>
      <text:p text:style-name="P45">صَدِقِ يَنْڠُ قَوْلِ</text:p>
      <text:p text:style-name="P45">نِمٖتَنْڠَ بَرَ هِلِ</text:p>
      <text:p text:style-name="P45">مَاءَ هَپَنَ مَهَلِ</text:p>
      <text:p text:style-name="P45">نِ خٖيْرِ كَئِرُدِيَ</text:p>
      <text:p text:style-name="P45"/>
      <text:p text:style-name="P45">109</text:p>
      <text:p text:style-name="P45">هٖنْدَ هِوَزَ مٗيٗنِ</text:p>
      <text:p text:style-name="P45">نٖنٖنْدٖ جَنِبُ ڠَنِ</text:p>
      <text:p text:style-name="P45"><text:soft-page-break/>كُؤٗنَ وَٹُ وٖنْڠِنٖ</text:p>
      <text:p text:style-name="P45">وَٹَٹُ وٖنْدٖمٖ نْدِيَ</text:p>
      <text:p text:style-name="P45"/>
      <text:p text:style-name="P45">110</text:p>
      <text:p text:style-name="P45">كَوَءٗنَ وَكٗ مْبَلِ</text:p>
      <text:p text:style-name="P45">كِنٖنَ نَئِمُهُلِ</text:p>
      <text:p text:style-name="P45">مَرَ نِكِوَصِلِ</text:p>
      <text:p text:style-name="P45">مَاءَ وَنِنِمْبِيَ</text:p>
      <text:p text:style-name="P45"/>
      <text:p text:style-name="P45">111</text:p>
      <text:p text:style-name="P45">پَنَ كِڤُلِ كِنْيٖسَ</text:p>
      <text:p text:style-name="P45">هَتَ نَاءٗ وَكَپِٹَ</text:p>
      <text:p text:style-name="P45">نِوَوٖنٖ وَكِنُسَ</text:p>
      <text:p text:style-name="P45">سَلَامُ كَوَپِسِيَ</text:p>
      <text:p text:style-name="P45"/>
      <text:p text:style-name="P45">112 </text:p>
      <text:p text:style-name="P45">كَمْبَ مْوٖنْدَپِ مَتِتِ</text:p>
      <text:p text:style-name="P45"><text:soft-page-break/>كِكِ نِ كِپُنْڠُ كَٹِ</text:p>
      <text:p text:style-name="P45">هٖلَ نْدٗنِ مُكٖيْتِ</text:p>
      <text:p text:style-name="P45">لِپَٹٖ كُپِنْدُكِيَ</text:p>
      <text:p text:style-name="P45"/>
      <text:p text:style-name="P45">113</text:p>
      <text:p text:style-name="P45">نَ هِلِ يُوَ سِ زُرِ</text:p>
      <text:p text:style-name="P45">كُلَنْدَمَ نِ خَطَرِ</text:p>
      <text:p text:style-name="P45">وَلَ زٖؤٗ سِ أَخِرِ</text:p>
      <text:p text:style-name="P45">كَمَ مُتَلِمَٹِيَ</text:p>
      <text:p text:style-name="P45"/>
      <text:p text:style-name="P45">114</text:p>
      <text:p text:style-name="P45">وَكِسِكِيَ كَلِمَ</text:p>
      <text:p text:style-name="P45">وَكِزُنْڠُكِيَ نْيُمَ</text:p>
      <text:p text:style-name="P45">وَوِلِ وَكَسِمَمَ</text:p>
      <text:p text:style-name="P46">مْمٗيَ كَنِٹِلِيَ</text:p>
      <text:p text:style-name="P46"/>
      <text:p text:style-name="P46">115</text:p>
      <text:p text:style-name="P46"><text:soft-page-break/>أَكِجَ أَكَبَئِنِ</text:p>
      <text:p text:style-name="P46">كَنِؤُزَ نْدِوٖ نَنِ</text:p>
      <text:p text:style-name="P46">أَوْ وَٹُتَكِيَنِ</text:p>
      <text:p text:style-name="P46">خَطَرِ كُٹُفِكِيَ</text:p>
      <text:p text:style-name="P46"/>
      <text:p text:style-name="P46">116</text:p>
      <text:p text:style-name="P46">سِسِ هَٹُشِكَ يَكٗ</text:p>
      <text:p text:style-name="P46">وَلَ سِ نْدُڠُ زَكٗ</text:p>
      <text:p text:style-name="P46">أُئٖٹَيٗ مَتَمْكٗ</text:p>
      <text:p text:style-name="P46">يَپٖسٖنِ كُٹْوَمْبِيَ</text:p>
      <text:p text:style-name="P46"/>
      <text:p text:style-name="P46">117</text:p>
      <text:p text:style-name="P46">وٖوٖ نِ مْوَنَ آدَمُ</text:p>
      <text:p text:style-name="P46">نِ مْپٗتٖزَ قَوْمُ</text:p>
      <text:p text:style-name="P46">ٹْوَمْبِيٖ ٹُكَفَهَمُ</text:p>
      <text:p text:style-name="P46">كْوَنْدَ ٹُيَوٖ طَبِيَ</text:p>
      <text:p text:style-name="P46"/>
      <text:p text:style-name="P46"><text:soft-page-break/>118</text:p>
      <text:p text:style-name="P46">كَوَجِبِشَ قَوْلِ</text:p>
      <text:p text:style-name="P46">نِ دِيْنِ يَكٖ رَسُوْلِ</text:p>
      <text:p text:style-name="P46">كِوَ وٖوٖ نِ جَمِلِ</text:p>
      <text:p text:style-name="P46">مْبٖلٖ زَنْڠُ نٗنْدٗكٖيَ</text:p>
      <text:p text:style-name="P46"/>
      <text:p text:style-name="P46">119</text:p>
      <text:p text:style-name="P46">كِسِكِيَ هُفَسِرِ</text:p>
      <text:p text:style-name="P46">هُمْوِٹَ أَبُوْ بَكَرِ</text:p>
      <text:p text:style-name="P46">نْدٗوْ وٖوٖ نَ زُبَيْرِ</text:p>
      <text:p text:style-name="P46">وٗتٖ وَوِلِ وَكَيَ</text:p>
      <text:p text:style-name="P46"/>
      <text:p text:style-name="P46">120</text:p>
      <text:p text:style-name="P46">وَكَيَ وَكَسِمَمَ</text:p>
      <text:p text:style-name="P46">أُسٗ وَكِنِٹِزَمَ</text:p>
      <text:p text:style-name="P46">كَمْبَ مُكِمْفَهَمَ</text:p>
      <text:p text:style-name="P46">وَجْهِ وَكٖ نَبِيَ</text:p>
      <text:p text:style-name="P46"><text:soft-page-break/></text:p>
      <text:p text:style-name="P46">121</text:p>
      <text:p text:style-name="P46">هُسِكِيَ هُنِجِبُ</text:p>
      <text:p text:style-name="P46">عَلِي بِنْ طَالِبُ</text:p>
      <text:p text:style-name="P46">مَمَ وَمٖتَعَجَبُ</text:p>
      <text:p text:style-name="P46">كْوَ وٗتٖ هُنَنْڠَلِيَ</text:p>
      <text:p text:style-name="P46"/>
      <text:p text:style-name="P46">122</text:p>
      <text:p text:style-name="P46">هٗىٗ نِ أَبُوْ بَكَرِ</text:p>
      <text:p text:style-name="P46">نَ هٗيٗ هُئِٹْوَ زُبٖئْرِ</text:p>
      <text:p text:style-name="P46">نَوٖ لَكٗ هُفَسِرِ</text:p>
      <text:p text:style-name="P46">أِنَ ٹُكَلِسِكِيَ</text:p>
      <text:p text:style-name="P46"/>
      <text:p text:style-name="P46">123</text:p>
      <text:p text:style-name="P46">أَكَتَمْكَ مْبُجِ</text:p>
      <text:p text:style-name="P46">مِمِ هُئِٹْوَ أَزْوَجِ</text:p>
      <text:p text:style-name="P46">نَمِ سَسَ نِتَرَجِ</text:p>
      <text:p text:style-name="P46"><text:soft-page-break/>نَ إِنَ لَكٖ نَمْبِيَ</text:p>
      <text:p text:style-name="P46"/>
      <text:p text:style-name="P46">124</text:p>
      <text:p text:style-name="P46">كَوَمْبِيَ نِمٖكِرِ</text:p>
      <text:p text:style-name="P46">نَمِ إِنَ كُفَسِرِ</text:p>
      <text:p text:style-name="P46">مِمِ نْدِيٖ جَعْفَرِ</text:p>
      <text:p text:style-name="P46">وَ مَوْلَانَا عَلِيَ</text:p>
      <text:p text:style-name="P46"/>
      <text:p text:style-name="P46">125</text:p>
      <text:p text:style-name="P46">وَنِؤُزٖ تَرَتِبُ</text:p>
      <text:p text:style-name="P46">وٖنْدَءٗ وَپِ غَرِيْبُ</text:p>
      <text:p text:style-name="P46">هَپٗ مَمَ كَوَجِبُ</text:p>
      <text:p text:style-name="P46">نِتَكَلٗ كَوَمْبِيَ</text:p>
      <text:p text:style-name="P46"/>
      <text:p text:style-name="P47">126</text:p>
      <text:p text:style-name="P47">نِمٖتَنْڠَ مَاءَ بَرَنِ</text:p>
      <text:p text:style-name="P47">نِمٖچٗكَ سِيَؤٗنِ</text:p>
      <text:p text:style-name="P47"><text:soft-page-break/>مْبُزِ وَمٖلِشَ يَنِ</text:p>
      <text:p text:style-name="P47">سَسَ كُيُتَ هَلِيَ</text:p>
      <text:p text:style-name="P47"/>
      <text:p text:style-name="P47">127</text:p>
      <text:p text:style-name="P47">هُكٗ مْمٖزٗپِٹَ</text:p>
      <text:p text:style-name="P48">مَاءِ هَمْكُيَكُٹَ</text:p>
      <text:p text:style-name="P48">مْبُزِ وَنْڠُ وَنَنْيٗٹَ</text:p>
      <text:p text:style-name="P48">چَمْبَ مْوَيُوَ نَمْبِيَ</text:p>
      <text:p text:style-name="P48"/>
      <text:p text:style-name="P48">128</text:p>
      <text:p text:style-name="P48">وَكَنِجِبُ قَوْلِ</text:p>
      <text:p text:style-name="P48">كٔوَمْبَ كِسِمَ سِ مْبَلِ</text:p>
      <text:p text:style-name="P48">لَكِنِ كِنَ ثَقِلِ</text:p>
      <text:p text:style-name="P48">هِيٗ نْدٗوْ كُئِٹِيَ</text:p>
      <text:p text:style-name="P48"/>
      <text:p text:style-name="P48">129</text:p>
      <text:p text:style-name="P48">هَيٗ مَاءِ نِ مَتَمُ</text:p>
      <text:p text:style-name="P48"><text:soft-page-break/>مْفَنٗ وَ زَمْزَمُ</text:p>
      <text:p text:style-name="P48">لَكِنِ سِسِ فَهَمُ</text:p>
      <text:p text:style-name="P48">كُكُؤٗنْيَ هُچٖلٖيَ</text:p>
      <text:p text:style-name="P48"/>
      <text:p text:style-name="P48">130</text:p>
      <text:p text:style-name="P48">أُوَپٗ أُمٖخِتَرِ</text:p>
      <text:p text:style-name="P48">كُكُپٖكَ ٹُتَيَرِ</text:p>
      <text:p text:style-name="P48">وَلَ أُسِٹُفَسِرِ</text:p>
      <text:p text:style-name="P48">نِ سِسِ ٹُلٗكْوَمْبِيَ</text:p>
      <text:p text:style-name="P48"/>
      <text:p text:style-name="P48">131</text:p>
      <text:p text:style-name="P48">وَكَنِؤٗنْيَ أُسِٹَ</text:p>
      <text:p text:style-name="P48">هَپٗ نْدِيٗ كَفُوَٹَ</text:p>
      <text:p text:style-name="P48">كْوَ مْوِٹُنِ وَكَپِٹَ</text:p>
      <text:p text:style-name="P48">مْبِيٗ وَكَنِتٗلٖيَ</text:p>
      <text:p text:style-name="P48"/>
      <text:p text:style-name="P48">132</text:p>
      <text:p text:style-name="P48"><text:soft-page-break/>هَتَ كِدُسَ كِسِمَ</text:p>
      <text:p text:style-name="P48">لِپٗ بَاءٗ كَسُكُمَ</text:p>
      <text:p text:style-name="P48">كْوَ كِوَڤُ كُٹِزَمَ</text:p>
      <text:p text:style-name="P48">وَءٗ هُنِٹَنْڠَلِيَ</text:p>
      <text:p text:style-name="P48"/>
      <text:p text:style-name="P48">133</text:p>
      <text:p text:style-name="P48">جَعْفَرِ أَتَمْكٖ</text:p>
      <text:p text:style-name="P48">بُوْ بَكَرِ سِشُٹُكٖ</text:p>
      <text:p text:style-name="P48">كِسِمَ سِكِفُنِكٖ</text:p>
      <text:p text:style-name="P48">نِتَرُدِ كُكْوَمْبِيَ</text:p>
      <text:p text:style-name="P48"/>
      <text:p text:style-name="P48">134</text:p>
      <text:p text:style-name="P48">سِنَ خٗوْفُ مٗيٗ وَنْڠُ</text:p>
      <text:p text:style-name="P48">كُنْوَ مَاءِ مْبُزِ وَنْڠُ</text:p>
      <text:p text:style-name="P48">كِنٖنَ نٖنْدَ زَنْڠُ</text:p>
      <text:p text:style-name="P48">نِزِتَكَسٖ نَ نْدِيَ</text:p>
      <text:p text:style-name="P48"/>
      <text:p text:style-name="P48"><text:soft-page-break/>135</text:p>
      <text:p text:style-name="P49">يُوَ كُكِپَمْبَؤُكَ</text:p>
      <text:p text:style-name="P49">نِنَ فُرَهَ مُتٖكَ</text:p>
      <text:p text:style-name="P49">مَلِشٗنِ كِوَپٖكَ</text:p>
      <text:p text:style-name="P49">مُدَ وَ يُوَ كُوَاءَ</text:p>
      <text:p text:style-name="P49"/>
      <text:p text:style-name="P49">136</text:p>
      <text:p text:style-name="P49">أَوَلِ يَ سَاءَ سِتَ</text:p>
      <text:p text:style-name="P49">هَپٗ مْبُزِ كَوَسُتَ</text:p>
      <text:p text:style-name="P49">نَؤٗنَ وَمٖنِوَتَ</text:p>
      <text:p text:style-name="P49">هُتُرِ نِ كُكُمْبِيَ</text:p>
      <text:p text:style-name="P49"/>
      <text:p text:style-name="P50">137</text:p>
      <text:p text:style-name="P51">كَوَمْبِيَ إٖنٖنْدَنِ</text:p>
      <text:p text:style-name="P51">مْوَكُيُوَ كِسِمَنِ</text:p>
      <text:p text:style-name="P51">لَِكِنِ هُفَلِيَنِ</text:p>
      <text:p text:style-name="P51">نْدِمَ وَ كُوَٹٖكٖيَ</text:p>
      <text:p text:style-name="P51"><text:soft-page-break/></text:p>
      <text:p text:style-name="P51">138</text:p>
      <text:p text:style-name="P51">وَكٖنْدَ وَكَسِمَمَ</text:p>
      <text:p text:style-name="P51">كُفُنِشِوٖ كِسِمَ</text:p>
      <text:p text:style-name="P51">نَاءٗ نِكَلِسُكُمَ</text:p>
      <text:p text:style-name="P51">نِمٗيٖ مْٹُ أَكِيَ</text:p>
      <text:p text:style-name="P51"/>
      <text:p text:style-name="P51">139</text:p>
      <text:p text:style-name="P51">أَكِيَ أَكَنِشِكَ</text:p>
      <text:p text:style-name="P51">مَاءِ نِسِيَثٖكَ</text:p>
      <text:p text:style-name="P51">مَمَ هَپٗ كَتَمْكَ</text:p>
      <text:p text:style-name="P51">يَ غَضَبُ كَمْوَمْبِيَ</text:p>
      <text:p text:style-name="P51"/>
      <text:p text:style-name="P51">140</text:p>
      <text:p text:style-name="P51">نِكَمُحِمِدِ مْنْڠُ</text:p>
      <text:p text:style-name="P51">كُنٖٹٖيَ بَبَنْڠُ</text:p>
      <text:p text:style-name="P51">كَنِؤُزَ پٖٹٖ يَنْڠُ</text:p>
      <text:p text:style-name="P51"><text:soft-page-break/>چَنْدَنِ كَمْتٗلٖيَ</text:p>
      <text:p text:style-name="P51"/>
      <text:p text:style-name="P51">141</text:p>
      <text:p text:style-name="P51">پٖٹٖ أَكَئِٹِزِمَ</text:p>
      <text:p text:style-name="P51">كَپِجَ نَ هَلِمَمَ</text:p>
      <text:p text:style-name="P51">يَپِسِيٖ يَ نْيُمَ</text:p>
      <text:p text:style-name="P51">يٗتٖ يَكَمْرُدِيَ</text:p>
      <text:p text:style-name="P59"/>
      <text:p text:style-name="P66">142</text:p>
      <text:p text:style-name="P60">جِنَ أَلِپٗنِؤُلِزَ</text:p>
      <text:p text:style-name="P60">نِسِمْوَمْبِيَ كَئِزَ</text:p>
      <text:p text:style-name="P60">أَكَنِپَ مِؤُجِزَ</text:p>
      <text:p text:style-name="P60">پِيَ نَ كُنِپِجِيَ</text:p>
      <text:p text:style-name="P60"/>
      <text:p text:style-name="P60">143</text:p>
      <text:p text:style-name="P60">أُنِپِيٖ شُوْرَ زَكٗ</text:p>
      <text:p text:style-name="P60">نَ صِفَ زَ نْيُمْبَ يَكٗ</text:p>
      <text:p text:style-name="P60"><text:soft-page-break/>هَپٗ كَئٖٹَ تَمْكٗ</text:p>
      <text:p text:style-name="P60">إِنَ لَنْڠُ كَمْوَمْبِيَ</text:p>
      <text:p text:style-name="P60"/>
      <text:p text:style-name="P60">144</text:p>
      <text:p text:style-name="P60">نِكَمْوَمْبِيَ نْيَكَ</text:p>
      <text:p text:style-name="P60">نِزٖزٗوٖءٗ هَكِكَ</text:p>
      <text:p text:style-name="P60">نِ تِسِيَ زَسِزٗشَكَ</text:p>
      <text:p text:style-name="P60">نَ وٖوٖ تَرٖهٖ ٹِيَ</text:p>
      <text:p text:style-name="P60"/>
      <text:p text:style-name="P60">145</text:p>
      <text:p text:style-name="P60">خَبَرِ زَكٖ تِمَمُ</text:p>
      <text:p text:style-name="P60">نِمٖكُشَ أُفَهَمُ</text:p>
      <text:p text:style-name="P60">تٖنَ نَ كْوَ مْوَلِمُ</text:p>
      <text:p text:style-name="P60">نِمٖرُدِ كُمْوَمْبِيَ</text:p>
      <text:p text:style-name="P60"/>
      <text:p text:style-name="P60">146</text:p>
      <text:p text:style-name="P60">نِمٖمُؤَڠَ كْوَ خٖيْرِ</text:p>
      <text:p text:style-name="P60"><text:soft-page-break/>أَسُبهِ نِ سَفَرِ</text:p>
      <text:p text:style-name="P60">نِؤٗمْبٖيَ كْوَ جَبَارِ</text:p>
      <text:p text:style-name="P60">نَ رَصِ كُنِوٖيَ</text:p>
      <text:p text:style-name="P60"/>
      <text:p text:style-name="P60">147</text:p>
      <text:p text:style-name="P60">تٖنَ نِؤٗمْبٖيَ مْنْڠُ</text:p>
      <text:p text:style-name="P60">ٹُپٖنْدَنٖ نَ بَبَنْڠُ</text:p>
      <text:p text:style-name="P60">نَمِ كِشَ مُنِ وَنڠُ</text:p>
      <text:p text:style-name="P60">تَكُيَ كُوَنْڠَلِيَ</text:p>
      <text:p text:style-name="P60"/>
      <text:p text:style-name="P60">148</text:p>
      <text:p text:style-name="P60">أَكِسَكِيَ قَوْلِ</text:p>
      <text:p text:style-name="P60">مَمَكٖ أَسِحِمِلِ</text:p>
      <text:p text:style-name="P60">أَكَتَرَدَدِ عَ<text:span text:style-name="T13">فِ</text:span>لِ</text:p>
      <text:p text:style-name="P61">كْوَ مَكٗنْدٖ كَئِٹِيَ</text:p>
      <text:p text:style-name="P61"/>
      <text:p text:style-name="P61">149</text:p>
      <text:p text:style-name="P61"><text:soft-page-break/>كَئِٹُنْدَ كَيِنْڠُشَ</text:p>
      <text:p text:style-name="P61">تِيَتِ أَكَئِرُشَ</text:p>
      <text:p text:style-name="P61">هَتَ نْڠُوٗ كَمْڤِشَ</text:p>
      <text:p text:style-name="P61">إِكَوَ كُمْسٗمٖيَ</text:p>
      <text:p text:style-name="P61"/>
      <text:p text:style-name="P61">150</text:p>
      <text:p text:style-name="P61">َأَلِپٗپَٹَ فَهَمُ</text:p>
      <text:p text:style-name="P61">كَمُحِمِدِ كَرِيْمُ</text:p>
      <text:p text:style-name="P61">كِشَ أَكَتَكَلَمُ</text:p>
      <text:p text:style-name="P61">مْنْڠُ أَكَمُؤٗمْبٖيَ</text:p>
      <text:p text:style-name="P61"/>
      <text:p text:style-name="P61">151</text:p>
      <text:p text:style-name="P61">يَا أَللّٰهُ مٗلَ وَنْڠُ</text:p>
      <text:p text:style-name="P61">نِنُصُرِيَ مْوَنَنْڠُ</text:p>
      <text:p text:style-name="P61">نَ وَٹٹُ وَ وٖنْزَنْڠُ</text:p>
      <text:p text:style-name="P61">حِفَظِنِ نِٹِلِيَ</text:p>
      <text:p text:style-name="P61"/>
      <text:p text:style-name="P61"><text:soft-page-break/>152</text:p>
      <text:p text:style-name="P61">إٖنٖنْدَ هُنَ مَضَرَ</text:p>
      <text:p text:style-name="P61">نِرَضِ أَلْفُ مَرَ</text:p>
      <text:p text:style-name="P61">نَاوٖ أُوٖ نَ فِكِرَ</text:p>
      <text:p text:style-name="P61">مٗيٗ نِمٖكُؤُصِيَ</text:p>
      <text:p text:style-name="P61"/>
      <text:p text:style-name="P61">153</text:p>
      <text:p text:style-name="P61">مِمِ أُيَپٗنِؤُذِ</text:p>
      <text:p text:style-name="P61">سِيٗكُوَ نَ غَيْظِ</text:p>
      <text:p text:style-name="P61">إِوَپٗ وَتَكَ رَضِ</text:p>
      <text:p text:style-name="P61">نَ كْوَ عَلِيْ زٖنْڠٖيَ</text:p>
      <text:p text:style-name="P61"/>
      <text:p text:style-name="P61">154</text:p>
      <text:p text:style-name="P62">إِتُنْدٖ أُوٖ نْيَؤٗنِ</text:p>
      <text:p text:style-name="P62">كْوَ بَبَكٗ أُوٖ تِنِ</text:p>
      <text:p text:style-name="P62">نَ أَتَكَلٗبَئِنِ</text:p>
      <text:p text:style-name="P62">كْوَكٗ لِپٗ مَرْصِيَ</text:p>
      <text:p text:style-name="P62"><text:soft-page-break/></text:p>
      <text:p text:style-name="P62">155</text:p>
      <text:p text:style-name="P62">نَ مْٹُمٖ مُحَمَدِ</text:p>
      <text:p text:style-name="P62">هَنَ بُدِ كُكُزِدِ</text:p>
      <text:p text:style-name="P62">أَللّٰهَ اللّٰهَ جِتَهِدِ</text:p>
      <text:p text:style-name="P62">نْڠَاءَ أُپَٹٖ وَصِيَ</text:p>
      <text:p text:style-name="P62"/>
      <text:p text:style-name="P62">156</text:p>
      <text:p text:style-name="P62">نَاءٖ بِنْتِ حَبِيْبُ</text:p>
      <text:p text:style-name="P62">كٖتِ نَاءٖ كْوَ ثَوَابُ</text:p>
      <text:p text:style-name="P62">كْوَكٖ أُوٖ نَ أَدَبُ</text:p>
      <text:p text:style-name="P62">أُمْطِيْ نَ كُمْوَنْڠُكِيَ</text:p>
      <text:p text:style-name="P62"/>
      <text:p text:style-name="P62">157</text:p>
      <text:p text:style-name="P62">أَكَتٗكَ جَعْفَرِ</text:p>
      <text:p text:style-name="P62">نَ چَكُلَ كِتَيَرِ</text:p>
      <text:p text:style-name="P62">كَلَ نَ نْدُيٖ نَاصِرِ</text:p>
      <text:p text:style-name="P62"><text:soft-page-break/>نَ مْوَلِمُ كَتٗكٖيَ</text:p>
      <text:p text:style-name="P62"/>
      <text:p text:style-name="P62">158</text:p>
      <text:p text:style-name="P62">وَكَتَنْڠَنْيَ مِكٗنٗ</text:p>
      <text:p text:style-name="P62">وٗتٖ وَٹَٹُ مفَنٗ</text:p>
      <text:p text:style-name="P62">أَكِنٖنَ نَ مَنٖنٗ</text:p>
      <text:p text:style-name="P62">نْدُڠُيٖ أَكِمْوَمْبِيَ</text:p>
      <text:p text:style-name="P62"/>
      <text:p text:style-name="P62">159</text:p>
      <text:p text:style-name="P62">أَكَمْوَمْبِيَ نَاصِرِ</text:p>
      <text:p text:style-name="P62">يٖؤٗ نْدُيَنْڠُ كْوَ خٖيْرِ</text:p>
      <text:p text:style-name="P62">تَكَپٗرُدِ سَفَرِ</text:p>
      <text:p text:style-name="P62">تَمَشَ تَكُلٖٹٖيَ</text:p>
      <text:p text:style-name="P62"/>
      <text:p text:style-name="P62">160</text:p>
      <text:p text:style-name="P62">أَكَمْجِبُ أُپٖسِ</text:p>
      <text:p text:style-name="P62">نِئٖٹٖيَ نَ فَرَسِ</text:p>
      <text:p text:style-name="P62"><text:soft-page-break/>نْيَمَ هُيٗ سِمُئِسِ</text:p>
      <text:p text:style-name="P62">نَتَكَ كُمْوَنْڠَلِيَ</text:p>
      <text:p text:style-name="P62"/>
      <text:p text:style-name="P62">161</text:p>
      <text:p text:style-name="P62">كِشَ هَپٗ كَتَمْكَ</text:p>
      <text:p text:style-name="P62">أَكَمْبَ مَمَ هُتٗكَ</text:p>
      <text:p text:style-name="P62">مَمَكٖ أَكَئِنُكَ</text:p>
      <text:p text:style-name="P62">صَدَكَ كَمْتٗلٖيَ</text:p>
      <text:p text:style-name="P62"/>
      <text:p text:style-name="P62">162</text:p>
      <text:p text:style-name="P62">هَپٗ مَمَكٖ أَتٗكٖ</text:p>
      <text:p text:style-name="P62">إٖنٖنْدٖ أَمْفُوَتٖ</text:p>
      <text:p text:style-name="P62">أَكِمْٹٖمٖيَ مَٹٖ</text:p>
      <text:p text:style-name="P62">مْنْڠُ أَكِمُؤٗمْبٖيَ</text:p>
      <text:p text:style-name="P62"/>
      <text:p text:style-name="P62">163</text:p>
      <text:p text:style-name="P62">هُي نَاصِرِ مْوَلِمُ</text:p>
      <text:p text:style-name="P62"><text:soft-page-break/>مْسٗمٖشٖ أَهِتِمُ</text:p>
      <text:p text:style-name="P62">أُمْفُنْدٖ نَعِلِمُ</text:p>
      <text:p text:style-name="P62">عَادَ يَكٗ تَكْوٖٹٖيَ</text:p>
      <text:p text:style-name="P62"/>
      <text:p text:style-name="P62">164</text:p>
      <text:p text:style-name="P63">أَكِتٗكَ جَعْفَرِ</text:p>
      <text:p text:style-name="P63">هَپٗ كَلِيَ نَاصِرِ</text:p>
      <text:p text:style-name="P63">مَمَكٖ أَكَفَسِرِ</text:p>
      <text:p text:style-name="P63">أُسِكُ أَتَرٖجٖيَ</text:p>
      <text:p text:style-name="P63"/>
      <text:p text:style-name="P63">165</text:p>
      <text:p text:style-name="P67">نَاصِرِ أَكَتَمْكَ</text:p>
      <text:p text:style-name="P67">نَمُيُوَ إٖنْدَ مَكَه</text:p>
      <text:p text:style-name="P67">كُتُنْڠَ هَنْڠَلِتٗكَ</text:p>
      <text:p text:style-name="P67">أَسِپٗئِيٗنَ نْدِيَ</text:p>
      <text:p text:style-name="P67"/>
      <text:p text:style-name="P67">166</text:p>
      <text:p text:style-name="P67"><text:soft-page-break/>أَوْ يَنَ سِكُوَكٗ</text:p>
      <text:p text:style-name="P67">أُكِمْوَمْبِيَ تَمْكٗ</text:p>
      <text:p text:style-name="P67">كَوَڠٖ وٖنْدَنِ وَكٗ</text:p>
      <text:p text:style-name="P67">يٗتٖ نَلِيَسِكِيَ</text:p>
      <text:p text:style-name="P67"/>
      <text:p text:style-name="P67">167</text:p>
      <text:p text:style-name="P67">أَوْ وٖنْدَ مَتُنْڠَنِ</text:p>
      <text:p text:style-name="P67">نْڠُوٗ هُتَكُلِيَنِ</text:p>
      <text:p text:style-name="P67">سِكُ زٗتِ سِمُؤٗنِ</text:p>
      <text:p text:style-name="P67">هَتَ هَيٗ كُنَمْبِيَ</text:p>
      <text:p text:style-name="P67"/>
      <text:p text:style-name="P67">168</text:p>
      <text:p text:style-name="P67">جَعْفَرِ كَبَئِنِ</text:p>
      <text:p text:style-name="P67">بَسِ وَلِلِيَنِ</text:p>
      <text:p text:style-name="P67">أَوْ ٹْوَلِأ ڠَنَنِ</text:p>
      <text:p text:style-name="P67">مَنٖنٗ نَلٗكْوَمْبِيَ</text:p>
      <text:p text:style-name="P67"/>
      <text:p text:style-name="P67"><text:soft-page-break/>169</text:p>
      <text:p text:style-name="P67">نَ كَمَ هُكِرِضِكَ</text:p>
      <text:p text:style-name="P67">نَمْبِيَ نِسِيَتٗكَ</text:p>
      <text:p text:style-name="P67">هُنَ هَتَ كُؤُذِكَ</text:p>
      <text:p text:style-name="P67">سِكِتِكٗ كُنِٹِيَ</text:p>
      <text:p text:style-name="P67"/>
      <text:p text:style-name="P67">170</text:p>
      <text:p text:style-name="P67">أَكَجِبُ تَمْكٗ</text:p>
      <text:p text:style-name="P67">سِكُئِزَ هَيٗ يَكٗ</text:p>
      <text:p text:style-name="P67">سِكُ زٗتٖ نِكٗ</text:p>
      <text:p text:style-name="P67">هَمُنِؤٗنِ كُلِيَ</text:p>
      <text:p text:style-name="P67"/>
      <text:p text:style-name="P67">171</text:p>
      <text:p text:style-name="P68">سَسَ هَيٗ نْدَ عَقِلِ</text:p>
      <text:p text:style-name="P68">نِمٖزٗيَتَأَمَلِ</text:p>
      <text:p text:style-name="P68">نَكُوَ مَتُلِ تُلِ</text:p>
      <text:p text:style-name="P68">زٖءٗ زَكٗ زَ كُئِنُكِيَ</text:p>
      <text:p text:style-name="P68"><text:soft-page-break/></text:p>
      <text:p text:style-name="P68">172</text:p>
      <text:p text:style-name="P68">أَكَمْوَمْبِيَ نْدُيَكٖ</text:p>
      <text:p text:style-name="P68">هى إِنُكَ أُتٗكٖ</text:p>
      <text:p text:style-name="P68">جَعْفَرِ أَتَمْكٖ</text:p>
      <text:p text:style-name="P68">كْوَنْدَ مْنْڠُ نِؤٗمْبٖيَ</text:p>
      <text:p text:style-name="P68"/>
      <text:p text:style-name="P68">173</text:p>
      <text:p text:style-name="P68">نَاصِرِ أَكَبَئِنِ</text:p>
      <text:p text:style-name="P68">أَتَكُپٖكَ مَنَنِ</text:p>
      <text:p text:style-name="P68">سَلَامَ سَلِمِيْنِ</text:p>
      <text:p text:style-name="P68">كْوَ عَفِيَ نَ عَفُوَ</text:p>
      <text:p text:style-name="P68"/>
      <text:p text:style-name="P68">174</text:p>
      <text:p text:style-name="P68">هَپٗ نْدِيَ كَيَنْدَمَ</text:p>
      <text:p text:style-name="P68">كِنٖنْدَ كُتٗسِمَمَ</text:p>
      <text:p text:style-name="P68">سَاءَ كْوَ إِكِتٗمَ</text:p>
      <text:p text:style-name="P68"><text:soft-page-break/>نَاءٖ مَكَه أَمٖنْڠِيَ</text:p>
      <text:p text:style-name="P68"/>
      <text:p text:style-name="P68">175</text:p>
      <text:p text:style-name="P68">مَكَه أَلِپٗجِلِسِ</text:p>
      <text:p text:style-name="P68">كْوَ بَبَكٖ هَكُئِسِ</text:p>
      <text:p text:style-name="P68">كَمْبَ نْدِيَ سِتَكَسِ</text:p>
      <text:p text:style-name="P68">كْوَنْدَ تَئِكٖتِلِيَ</text:p>
      <text:p text:style-name="P68"/>
      <text:p text:style-name="P68">176</text:p>
      <text:p text:style-name="P68">أَكَكٖتِ جَعْفَرِ</text:p>
      <text:p text:style-name="P68">أَكَمُؤٗنَ زُبٖيْرِ</text:p>
      <text:p text:style-name="P68">وٖنْدٖمٖنٖ نَ بَشِيْرِ</text:p>
      <text:p text:style-name="P68">مِكٗنٗ كَمْوِنُلِيَ</text:p>
      <text:p text:style-name="P68"/>
      <text:p text:style-name="P69">177</text:p>
      <text:p text:style-name="P69">مْكٗنٗ كَؤُٹِزَمَ</text:p>
      <text:p text:style-name="P69">زُبٖيْرِ أَكَسِمَمَ</text:p>
      <text:p text:style-name="P69"><text:soft-page-break/>أَكَمْوَمْبِيَ هَشِمَ</text:p>
      <text:p text:style-name="P69">مْڠٖنِ وٖٹُ هُنْڠِيَ</text:p>
      <text:p text:style-name="P69"/>
      <text:p text:style-name="P69">178</text:p>
      <text:p text:style-name="P69">أَكَمُؤُزَ أَمِيْنِ</text:p>
      <text:p text:style-name="P69">مْڠٖنِ وٖٹُ نِ نَنِ</text:p>
      <text:p text:style-name="P69">وَسِكِيٖ هُبَئِنِ</text:p>
      <text:p text:style-name="P69">مْكٗنٗ نِپٖ نَبِيَ</text:p>
      <text:p text:style-name="P69"/>
      <text:p text:style-name="P69">179</text:p>
      <text:p text:style-name="P69">زُبٖيْرِ كَتَعَجَبُ</text:p>
      <text:p text:style-name="P69">وَمُيُوَپِ حَبِيْبُ</text:p>
      <text:p text:style-name="P69">جَعْفَرِ كَمْجِبُ</text:p>
      <text:p text:style-name="P69">وَجْهِ وَكٖ نَبِيَ</text:p>
      <text:p text:style-name="P69"/>
      <text:p text:style-name="P69">180</text:p>
      <text:p text:style-name="P69">كِشَ هَپٗ كَبَئِنِ</text:p>
      <text:p text:style-name="P69"><text:soft-page-break/>كْوَ بَبَنْڠُ نِپٖكٖنِ</text:p>
      <text:p text:style-name="P69">كَمْتُكُوَ أَمِيْنِ</text:p>
      <text:p text:style-name="P69">كٖنْدَ نَاءٖ كْوَ عَلِيَ</text:p>
      <text:p text:style-name="P69"/>
      <text:p text:style-name="P69">181</text:p>
      <text:p text:style-name="P69">أَلِپٗكْوٖنْدَ سَيِّدِ</text:p>
      <text:p text:style-name="P69">كْوَءٗ أَكَپِجَ هٗدِ</text:p>
      <text:p text:style-name="P69">فَتُمَ أَكَرَدِدِ</text:p>
      <text:p text:style-name="P69">أَكَمْبَ هَكٗ نَبِيَ</text:p>
      <text:p text:style-name="P69"/>
      <text:p text:style-name="P69">182</text:p>
      <text:p text:style-name="P69">أَكَمُؤُزَ حُسَيْبِ</text:p>
      <text:p text:style-name="P69">أَمْكُوَءٗ نِ نْيَانِ</text:p>
      <text:p text:style-name="P69">كِجَنَ أَكَبئِنِ</text:p>
      <text:p text:style-name="P69">نِ جَدِ يَنْفُ سِكِيَ</text:p>
      <text:p text:style-name="P69"/>
      <text:p text:style-name="P69">183</text:p>
      <text:p text:style-name="P69"><text:soft-page-break/>نَ جَدِ يَنْڠُ رَسُوْلِ</text:p>
      <text:p text:style-name="P69">يٖيٖ نَ وَٹُ وَوِلِ</text:p>
      <text:p text:style-name="P69">كُسِكِيَكْوٖ قَوْلِ</text:p>
      <text:p text:style-name="P69">كَتٗكَ كَمْوَنْڠَلِيَ</text:p>
      <text:p text:style-name="P69"/>
      <text:p text:style-name="P69">184</text:p>
      <text:p text:style-name="P69">أَكِتٗكَ جَعْفَرِ</text:p>
      <text:p text:style-name="P69">كَمُؤُلِزَ خَبَرِ</text:p>
      <text:p text:style-name="P69">أَكِكٗمَ كَفَسِرِ</text:p>
      <text:p text:style-name="P69">فَتُمَ كَمْپٗكٖيَ</text:p>
      <text:p text:style-name="P69"/>
      <text:p text:style-name="P69">185</text:p>
      <text:p text:style-name="P70">فَتُمَ كَتَكَلَمُ</text:p>
      <text:p text:style-name="P70">أَكَمُؤُزَ هَشِمُ</text:p>
      <text:p text:style-name="P70">بَبَ سِيَمْفَهَمُ</text:p>
      <text:p text:style-name="P70">كِجَنَ هُيُ نَبِيَ</text:p>
      <text:p text:style-name="P70"/>
      <text:p text:style-name="P70"><text:soft-page-break/>186</text:p>
      <text:p text:style-name="P70">سِكُ زٗتٖ سِمُؤٗنَ</text:p>
      <text:p text:style-name="P70">إِنَ لَكٖ نٔدِيٖ نَنِ</text:p>
      <text:p text:style-name="P70">مْٹُمٖ أَكَبَئِنِ</text:p>
      <text:p text:style-name="P70">فَتُمَ أَكَمْوَمْبِيَ</text:p>
      <text:p text:style-name="P70"/>
      <text:p text:style-name="P70">187</text:p>
      <text:p text:style-name="P70">أَكَمْوَمْبِيَ بَشِيْرِ</text:p>
      <text:p text:style-name="P70">هُيُ نْدِيٖ جَعْفَرِ</text:p>
      <text:p text:style-name="P70">وَ عَلِيْ حَيْدَرِ</text:p>
      <text:p text:style-name="P70">هِزٗ صُوْرَ هُكْوَمْبِيَ</text:p>
      <text:p text:style-name="P70"/>
      <text:p text:style-name="P70">188</text:p>
      <text:p text:style-name="P70">هَپٗ سَيِدِ أَمِيْنِ</text:p>
      <text:p text:style-name="P70">أَكَمْٹُمَ حُسَيْنِ</text:p>
      <text:p text:style-name="P70">إٖنٖنْدَ مْسِكِٹِنِ</text:p>
      <text:p text:style-name="P70">بَبَكٗ نَمْكُلِيَ</text:p>
      <text:p text:style-name="P70"><text:soft-page-break/></text:p>
      <text:p text:style-name="P70">189</text:p>
      <text:p text:style-name="P70">هَپٗ كَتٗكَ حُسَيْنِ</text:p>
      <text:p text:style-name="P70">كَفِكَ مْسِكِٹِنِ</text:p>
      <text:p text:style-name="P70">بَبَ كُئِيٖ مْڠٖنِ</text:p>
      <text:p text:style-name="P70">ٹُمِوٖ كُكْوَنْدَمِيَ</text:p>
      <text:p text:style-name="P70"/>
      <text:p text:style-name="P70">190</text:p>
      <text:p text:style-name="P70">كُنَ كِجَنَ مْزُرِ</text:p>
      <text:p text:style-name="P70">چٖنْدٖمٖنٖ نَ بَشِيْرِ</text:p>
      <text:p text:style-name="P70">نَ إِنَ نِ جَعْفَرِ</text:p>
      <text:p text:style-name="P70">نِ هِلٗ نِمٖكْوَمْبِيَ</text:p>
      <text:p text:style-name="P71"/>
      <text:p text:style-name="P70">191</text:p>
      <text:p text:style-name="P70">چَنْبِوَ هِيٗ كَلِمَ</text:p>
      <text:p text:style-name="P70">پَپٗ نْدِيَ كَيَنْدَمَ</text:p>
      <text:p text:style-name="P70">مْلَنْڠٗنِ أَكِكٗمَ</text:p>
      <text:p text:style-name="P70"><text:soft-page-break/>سَلَامُ كَوَپِسِيَ</text:p>
      <text:p text:style-name="P70"/>
      <text:p text:style-name="P70">192</text:p>
      <text:p text:style-name="P70">سَلَامُ أَكِفَسِرِ</text:p>
      <text:p text:style-name="P70">هَپٗ عَلِيْ حَيْدَرِ</text:p>
      <text:p text:style-name="P70">كَئِتٗكَ جَعْفَرِ</text:p>
      <text:p text:style-name="P70">مكٗنٗ كَمْپٗكٖيَ</text:p>
      <text:p text:style-name="P70"/>
      <text:p text:style-name="P72">193</text:p>
      <text:p text:style-name="P72">عَلِيْ كٖٹَ تَمْكٗ</text:p>
      <text:p text:style-name="P72">نِ سَلَامَ أُتٗكَكٗ</text:p>
      <text:p text:style-name="P72">جُمْلَ وٖنْدَنِ وَكٗ</text:p>
      <text:p text:style-name="P72">حَالِ زَءٗ نَمْبِيَ</text:p>
      <text:p text:style-name="P72"/>
      <text:p text:style-name="P72">194</text:p>
      <text:p text:style-name="P72">أَكَمْجِبُ كَلَمُ</text:p>
      <text:p text:style-name="P72">نِتٗكَجكٗ نِ سَلَامَ</text:p>
      <text:p text:style-name="P72"><text:soft-page-break/>سِيُوِ يَ هٗكٗ نْيُمَ</text:p>
      <text:p text:style-name="P72">سِپَٹِ لَكُكْوَمْبِيَ</text:p>
      <text:p text:style-name="P72"/>
      <text:p text:style-name="P72">195</text:p>
      <text:p text:style-name="P72">تٖنَ بَبَ مْوَلِمُ</text:p>
      <text:p text:style-name="P72">نَ مَمَ وَكُسَلِمُ</text:p>
      <text:p text:style-name="P72">وَعَلَيْكَ السَّلَامَ</text:p>
      <text:p text:style-name="P72">عَلِيْ كَپٗكٖيَ</text:p>
      <text:p text:style-name="P72"/>
      <text:p text:style-name="P72">196</text:p>
      <text:p text:style-name="P72">عَلِيْ أَكَبَئِنِ</text:p>
      <text:p text:style-name="P72">نِمٖكُنْڠٗجَ نْدِيَنِ</text:p>
      <text:p text:style-name="P72">وَلِتٗكَ زٖءٗ ڠَنِ</text:p>
      <text:p text:style-name="P72">مْبٗنَ أُمٖلِمَٹِيَ</text:p>
      <text:p text:style-name="P72"/>
      <text:p text:style-name="P72">197</text:p>
      <text:p text:style-name="P72">أَكَمْجِبُ قَوْلِ</text:p>
      <text:p text:style-name="P72"><text:soft-page-break/>أَصُبُحِ نَلِصَلِ</text:p>
      <text:p text:style-name="P72">لَكِنِ بَبَ نِ مْبَلِ</text:p>
      <text:p text:style-name="P72">إِنَ أُرٖفُ وَ نْدِيَ</text:p>
      <text:p text:style-name="P72"/>
      <text:p text:style-name="P72">198</text:p>
      <text:p text:style-name="P72">نَمِ كِپَٹَ يَنْڠٗنِ</text:p>
      <text:p text:style-name="P72">پَنَ مْٹٖنْدٖ نْدِيَنِ</text:p>
      <text:p text:style-name="P72">يَلِنِتٗكَ مٗيٗنِ</text:p>
      <text:p text:style-name="P72">يَلٖ وَلٗنَمْبِيَ</text:p>
      <text:p text:style-name="P72"/>
      <text:p text:style-name="P72">199</text:p>
      <text:p text:style-name="P72">كَئِوَتَ يَ كُڤُلِ</text:p>
      <text:p text:style-name="P72">كَأَنْدَمَ إِلٗ مْبَلِ</text:p>
      <text:p text:style-name="P72">هَتَ كِتَأَمَلِ</text:p>
      <text:p text:style-name="P72">سَاءَ إِمٖنِپِٹِيَ</text:p>
      <text:p text:style-name="P72"/>
      <text:p text:style-name="P72">200</text:p>
      <text:p text:style-name="P73"><text:soft-page-break/>نِپَ أُوِنْڠَ كَئٖٹَ</text:p>
      <text:p text:style-name="P73">إِيُ لَ بَرَ كَپِٹُ</text:p>
      <text:p text:style-name="P73">إِلِ نْدِيَ كُئِوَتَ</text:p>
      <text:p text:style-name="P73">نْيُمَ نِسِپٗرٖجٖيَ</text:p>
      <text:p text:style-name="P73"/>
      <text:p text:style-name="P73">201</text:p>
      <text:p text:style-name="P73">سُرَ نٖنْدَءٗ بَرَنِ</text:p>
      <text:p text:style-name="P73">إِلٖ <text:span text:style-name="T14">نْدِيَ سِئِيٗنِ</text:span></text:p>
      <text:p text:style-name="P74">هُؤٗنَ نِكٗ بَرَنِ</text:p>
      <text:p text:style-name="P74">زٗتٖ زِمٖنِپٗتٖيَ</text:p>
      <text:p text:style-name="P73"/>
      <text:p text:style-name="P74">202</text:p>
      <text:p text:style-name="P74">كِپِجَ فِكِرَ زَنْڠُ</text:p>
      <text:p text:style-name="P74">كَلَنْدَمَ ڠُوْ لَنْڠُ</text:p>
      <text:p text:style-name="P74">نَرُدِيَ پَلٖ پَنْڠُ</text:p>
      <text:p text:style-name="P74">كِشَ نْيُمَ كَرٖجٖيَ</text:p>
      <text:p text:style-name="P74"/>
      <text:p text:style-name="P74"><text:soft-page-break/>203</text:p>
      <text:p text:style-name="P74">كِشَ كُرُدِيَ نْيُمَ</text:p>
      <text:p text:style-name="P74">هَپٗ نْدِيَ كَيَنْدَمَ</text:p>
      <text:p text:style-name="P74">پٖنْيٖ مْٹٖنْدٖ كَكٗمَ</text:p>
      <text:p text:style-name="P74">صَالَ إِمٖنِسِمَمِيَ</text:p>
      <text:p text:style-name="P74"/>
      <text:p text:style-name="P74">204</text:p>
      <text:p text:style-name="P74">أَوَلِ يَ أَظُهُرِ</text:p>
      <text:p text:style-name="P74">نْدِپٗ نِْيَ كَعَبِرِ</text:p>
      <text:p text:style-name="P74">حُجَ يَ كُجَ أَخِيْرِ</text:p>
      <text:p text:style-name="P74">نَعَانَ نِمٖكْوَمْبِيَ</text:p>
      <text:p text:style-name="P74"/>
      <text:p text:style-name="P74">205</text:p>
      <text:p text:style-name="P74">كِمَلِزَ كُپُلِكَ</text:p>
      <text:p text:style-name="P74">عَلِيْ أَكَتَمْكَ</text:p>
      <text:p text:style-name="P74">مْوَنَنْڠُ أُمٖسُمْبُكَ</text:p>
      <text:p text:style-name="P74">هَپٗ كَنٖنَ نَبِيَ</text:p>
      <text:p text:style-name="P74"><text:soft-page-break/></text:p>
      <text:p text:style-name="P74">206</text:p>
      <text:p text:style-name="P74">هَپٗ كَنٖنَ هَشِمَ</text:p>
      <text:p text:style-name="P74">سِ هَبَ كُيَ سَلَام</text:p>
      <text:p text:style-name="P74">نْدِيَ مٖزٗإِيَنْد<text:span text:style-name="T15">َ</text:span>مَ</text:p>
      <text:p text:style-name="P74">خَطَرِ هُمْزٖنْڠٖيَ</text:p>
      <text:p text:style-name="P74"/>
      <text:p text:style-name="P75">207</text:p>
      <text:p text:style-name="P75">أَمْكِنْڠَ وَدُوْدِ</text:p>
      <text:p text:style-name="P75">أَسِؤٗوْنٖ مَيَهُوْدِ</text:p>
      <text:p text:style-name="P75">كْوَنِ وَنْڠَلِمْزِدِ</text:p>
      <text:p text:style-name="P75">وَٹُ وَ نْڠِسِ مْمٗيَ</text:p>
      <text:p text:style-name="P75"/>
      <text:p text:style-name="P75">208</text:p>
      <text:p text:style-name="P75">فَتُمَ أُكٗ كِٹِنِ</text:p>
      <text:p text:style-name="P75">أَكَمْوٖپُكَ أَمِيْنِ</text:p>
      <text:p text:style-name="P75">كْوَ مْكٗنٗ كَبَئِنِ</text:p>
      <text:p text:style-name="P75"><text:soft-page-break/>نَ نْدَنِ كَمُأَمْكُوَ</text:p>
      <text:p text:style-name="P75"/>
      <text:p text:style-name="P75">209</text:p>
      <text:p text:style-name="P75">مكٗنٗ كِؤُٹِزَمَ</text:p>
      <text:p text:style-name="P76">عَلِيْ أَكَفَهَمَ</text:p>
      <text:p text:style-name="P76">أَكَمْوَمْبِيَ هَشِمَ</text:p>
      <text:p text:style-name="P76">نٖنْدَ نْدَمِ مَرَ مٗيَ</text:p>
      <text:p text:style-name="P76"/>
      <text:p text:style-name="P76">210</text:p>
      <text:p text:style-name="P76">كْوَ نْدَمِ أَلِپٗفِكَ</text:p>
      <text:p text:style-name="P76">فَتُمَ أَكَتَمْكَ</text:p>
      <text:p text:style-name="P76">چَكُلَ نِمٖكِپِكَ</text:p>
      <text:p text:style-name="P76">هَيَتَسَ كْوَنْدِكِوَ</text:p>
      <text:p text:style-name="P76"/>
      <text:p text:style-name="P76">211</text:p>
      <text:p text:style-name="P76">كْوَنْدَ سِكُمَكِنِكَ</text:p>
      <text:p text:style-name="P76">خَبَرِ أَكَتَمْكَ</text:p>
      <text:p text:style-name="P76"><text:soft-page-break/>مٗيٗ هُمْپَپَٹِكَ</text:p>
      <text:p text:style-name="P76">كْوَ أَثَقِلِ وَ نْدِيَ</text:p>
      <text:p text:style-name="P76"/>
      <text:p text:style-name="P76">212</text:p>
      <text:p text:style-name="P76">نَ زٖءٗ أَلِزٗتٗكَ</text:p>
      <text:p text:style-name="P76">أُمٖزِيُوَ هَكِكَ</text:p>
      <text:p text:style-name="P76">نَ سِسِ هُمْپُلِكَ</text:p>
      <text:p text:style-name="P76">مَنٖنٗيٖ هُرٹْوَمْبِيَ</text:p>
      <text:p text:style-name="P76"/>
      <text:p text:style-name="P76">213</text:p>
      <text:p text:style-name="P76">عَلِيْ أَكَبَئِنِ</text:p>
      <text:p text:style-name="P76">هُمْصُبِرِ حُسَيْنِ</text:p>
      <text:p text:style-name="P76">نِمٖمْٹُمَ حَسَنِ</text:p>
      <text:p text:style-name="P76">إٖنْدٖ كُمُؤَمْكُوَ</text:p>
      <text:p text:style-name="P76"/>
      <text:p text:style-name="P76">214</text:p>
      <text:p text:style-name="P76">عَلِيْ كُتٗكَ نْدَنِ</text:p>
      <text:p text:style-name="P76"><text:soft-page-break/>أَلِپٗكٖتِ كِٹِنِ</text:p>
      <text:p text:style-name="P76">أَمْسِكِيٖ حَسَنِ</text:p>
      <text:p text:style-name="P76">سَلَامُ هُوَپِسِيَ</text:p>
      <text:p text:style-name="P76"/>
      <text:p text:style-name="P76">215</text:p>
      <text:p text:style-name="P76">حَسَنِ أَكَنُ<text:span text:style-name="T16">ظُمُ</text:span></text:p>
      <text:p text:style-name="P77">كُوَپِسِزَ سَلَامُ</text:p>
      <text:p text:style-name="P77">أَمْرُدِشٖ كَلِمُ</text:p>
      <text:p text:style-name="P77">جَّْفَرِ كَمْوَمْبِيَ</text:p>
      <text:p text:style-name="P77"/>
      <text:p text:style-name="P77">216</text:p>
      <text:p text:style-name="P77">كْوَ أُ نْدَنِ كْوِمَ</text:p>
      <text:p text:style-name="P77">كَمُؤُلِزَ سَلَامَ</text:p>
      <text:p text:style-name="P77">وَلِؤٗپٗ وَكَسِمَ</text:p>
      <text:p text:style-name="P77">وٗتٖ وَكَمْپٗكٖيَ</text:p>
      <text:p text:style-name="P77"/>
      <text:p text:style-name="P77">217</text:p>
      <text:p text:style-name="P77"><text:soft-page-break/>كَمْوَمْبِيَ مَتَمْكٗ</text:p>
      <text:p text:style-name="P77">نِ سَلَامَ نِتٗكَكٗ</text:p>
      <text:p text:style-name="P77">سِيُوِ مْبٖيْ نٖنْدَكٗ</text:p>
      <text:p text:style-name="P77">أَيُوَءٖ نِ جَلِيَ</text:p>
      <text:p text:style-name="P77"/>
      <text:p text:style-name="P77">218</text:p>
      <text:p text:style-name="P77">أَكَتَمْكَ أَمِيْنِ</text:p>
      <text:p text:style-name="P77">كَوَمْبِيَ كْوَ هٖرِنِ</text:p>
      <text:p text:style-name="P77">عَلِيْ أَكَبَئِنِ</text:p>
      <text:p text:style-name="P77">مْبٗنَ هُتٗكَ نَبِيَ</text:p>
      <text:p text:style-name="P77"/>
      <text:p text:style-name="P77">219</text:p>
      <text:p text:style-name="P77">مْٹُمٖ أَكَتَمْكَ</text:p>
      <text:p text:style-name="P77">زٖءٗ زِمٖأَخِرِكَ</text:p>
      <text:p text:style-name="P77">سَاءَ تِسِيَ هَكِكَ</text:p>
      <text:p text:style-name="P77">نْيُمْبَنِ سِيَرٖجٖيَ</text:p>
      <text:p text:style-name="P77"/>
      <text:p text:style-name="P77"><text:soft-page-break/>220</text:p>
      <text:p text:style-name="P77">كَمْبَ صُبِرِ بَشِيْرِ</text:p>
      <text:p text:style-name="P77">ٹُمْلِشٖ جَعْفَرِ</text:p>
      <text:p text:style-name="P77">چَكُلَ كِكٗ تَيَرِ</text:p>
      <text:p text:style-name="P77">هَپٗ كَكٖتِ نَبِيَ</text:p>
      <text:p text:style-name="P77"/>
      <text:p text:style-name="P77">221</text:p>
      <text:p text:style-name="P77">فَتُمَ أَكَئِنُكَ</text:p>
      <text:p text:style-name="P77">كْوَ أُپٖسِ نَ هَرَكَ</text:p>
      <text:p text:style-name="P77">تَمَشَ أَكَئِوٖكَ</text:p>
      <text:p text:style-name="P77">نَ مَاءِ كَوَپٖكٖيَ</text:p>
      <text:p text:style-name="P77"/>
      <text:p text:style-name="P77">222</text:p>
      <text:p text:style-name="P77">وَكَكٖتِ كْوَ مْفَنٗ</text:p>
      <text:p text:style-name="P77">وَكَتَنْڠَنْيَ مِكٗنٗ</text:p>
      <text:p text:style-name="P77">جُمْلَ وَٹُ وَ نَنٗ</text:p>
      <text:p text:style-name="P77">وَلَ أَسِلٖ نَبِيَ</text:p>
      <text:p text:style-name="P77"><text:soft-page-break/></text:p>
      <text:p text:style-name="P77">223</text:p>
      <text:p text:style-name="P77">مَرَ ٹَاٹُ كْوَ هَكِكَ</text:p>
      <text:p text:style-name="P77">مْكٗنٗ أَلِؤُپٖكَ</text:p>
      <text:p text:style-name="P77">أَكِشَ أَكَئِنُكَ</text:p>
      <text:p text:style-name="P77">وَءٗ أَكَوَتِيَ</text:p>
      <text:p text:style-name="P77"/>
      <text:p text:style-name="P77">224</text:p>
      <text:p text:style-name="P77">أَكَئِنُكَ كِٹِنِ</text:p>
      <text:p text:style-name="P77">كَپٗوَ مَاءِ أَمِيْرِ</text:p>
      <text:p text:style-name="P77">نَ يَ كُنْوَ كِكٗمْبٖنِ</text:p>
      <text:p text:style-name="P77">نَاءٖ أَكَسُكُتُوَ</text:p>
      <text:p text:style-name="P77"/>
      <text:p text:style-name="P77">225</text:p>
      <text:p text:style-name="P77">تَمْبُوْ يَ كُخِتَرِ</text:p>
      <text:p text:style-name="P77">هَپٗ كَپٗوَ بَشِيْرِ</text:p>
      <text:p text:style-name="P77">أَكَوَآڠَ كْوَ هٖرِ</text:p>
      <text:p text:style-name="P77"><text:soft-page-break/>ٹُمْوَ أَكَئِتٗكٖيَ</text:p>
      <text:p text:style-name="P77"/>
      <text:p text:style-name="P77">226</text:p>
      <text:p text:style-name="P77">ٹُمْوَ أَكِشَ كُتٗكَ</text:p>
      <text:p text:style-name="P77">نَاءٗ كُلَ وَمٖكْوِشَ</text:p>
      <text:p text:style-name="P77">فَتُمَ أَكَئِنُكَ</text:p>
      <text:p text:style-name="P77">مَاءِ أَكَوَپٖكٖيَ</text:p>
      <text:p text:style-name="P77"/>
      <text:p text:style-name="P77">227</text:p>
      <text:p text:style-name="P77">أَكَئِيٗنَ فَتُمَ</text:p>
      <text:p text:style-name="P77">پٹٖ أَكَئِٹِزَمَ</text:p>
      <text:p text:style-name="P77">يَپِسِيٗ يَ نْيُمَ</text:p>
      <text:p text:style-name="P77">يٗتٖ يَكَمْرُدِيَ</text:p>
      <text:p text:style-name="P77"/>
      <text:p text:style-name="P77">228</text:p>
      <text:p text:style-name="P78">عَلِيْ أكَتَمْكَ</text:p>
      <text:p text:style-name="P78">مْبٗنَ أُمٖبَدِلِكَ</text:p>
      <text:p text:style-name="P78"><text:soft-page-break/>كَمَ أُمٖزٗؤُدِكَ</text:p>
      <text:p text:style-name="P78">يٖؤٗ نِكِكْوَنْڠَلِيَ</text:p>
      <text:p text:style-name="P78"/>
      <text:p text:style-name="P78">229</text:p>
      <text:p text:style-name="P78">فَتُمَ َكَرَدِدِ</text:p>
      <text:p text:style-name="P78">وٖوٖ هُنٖنْدِ بَعِيْدِ</text:p>
      <text:p text:style-name="P78">نِلٗنَلٗ سِنَ بُدِ</text:p>
      <text:p text:style-name="P78">إِلَّا نَاوٖ كُكْوَمْبِيَ</text:p>
      <text:p text:style-name="P78"/>
      <text:p text:style-name="P78">230</text:p>
      <text:p text:style-name="P78">أَكِسِكِيَ حَسَنِ</text:p>
      <text:p text:style-name="P78">كَتٗكَ كُلٖ نْيُمْبَنِ</text:p>
      <text:p text:style-name="P78">أَكَنٖنْدَ كْوَ أَمِيْنِ</text:p>
      <text:p text:style-name="P78">حر أَكَمْوَمْبِيَ</text:p>
      <text:p text:style-name="P78"/>
      <text:p text:style-name="P78">231</text:p>
      <text:p text:style-name="P78">حَسَنِ كِشَ كُفِكَ</text:p>
      <text:p text:style-name="P78"><text:soft-page-break/>كْوَ مْٹُمٖ كَتَمْكَ</text:p>
      <text:p text:style-name="P78">مِمِ أَمٖكَسِرِكَ</text:p>
      <text:p text:style-name="P78">بِبِ يَنْڠُ نَكْوَمْبِيَ</text:p>
      <text:p text:style-name="P78"/>
      <text:p text:style-name="P78">232</text:p>
      <text:p text:style-name="P78">أَكَمُؤُزَ أمِيْنِ</text:p>
      <text:p text:style-name="P78">مٖكُسِرِ كِيَ نِنِ</text:p>
      <text:p text:style-name="P78">مْوٖنْيٖوٖ هَكُبَئِنِ</text:p>
      <text:p text:style-name="P78">مٗيٗ سِكُفَهَمِيَ</text:p>
      <text:p text:style-name="P78"/>
      <text:p text:style-name="P78">233</text:p>
      <text:p text:style-name="P79">كُرُدِ كْوَكٖ نْدِيَنِ</text:p>
      <text:p text:style-name="P79">أَكَمُؤٗنَ حُسَيْنِ</text:p>
      <text:p text:style-name="P79">آٹِ مٖكُيَ مْڠٖنِ</text:p>
      <text:p text:style-name="P79">هُكُ كْوٖٹُ نَسِكِيَ</text:p>
      <text:p text:style-name="P79"/>
      <text:p text:style-name="P79">234</text:p>
      <text:p text:style-name="P79"><text:soft-page-break/>أَكَمْجِبُ حَسَنِ</text:p>
      <text:p text:style-name="P79">مْوٖنْيٖ خَتَرِ هُئِنِ</text:p>
      <text:p text:style-name="P79">َِنَ يٖيٖ تَمْكِنِ</text:p>
      <text:p text:style-name="P79">هٗيٗ أَمٖزٗوَمْبِيَ</text:p>
      <text:p text:style-name="P79"/>
      <text:p text:style-name="P79">235</text:p>
      <text:p text:style-name="P79">أَكَپِٹَ مْلَنْڠٗنِ</text:p>
      <text:p text:style-name="P79">أَكَرَدِدِ حُسَيْنِ</text:p>
      <text:p text:style-name="P79">آسَ وَ مْتَكِيَن</text:p>
      <text:p text:style-name="P79">پٖنُ أَلِوَپٗتٖيَ</text:p>
      <text:p text:style-name="P79"/>
      <text:p text:style-name="P79">236</text:p>
      <text:p text:style-name="P79">أَكَمُؤُزَ بَبَكٖ</text:p>
      <text:p text:style-name="P79">أُ نَنِ هُنٖنَ پْوٖكٖ</text:p>
      <text:p text:style-name="P79">أَكَمْبَ خٖيْرِ بِتٗكٖ</text:p>
      <text:p text:style-name="P79">خَبَرِ زِمٖئٖنٖيَ</text:p>
      <text:p text:style-name="P79"/>
      <text:p text:style-name="P79"><text:soft-page-break/>237</text:p>
      <text:p text:style-name="P79">كُمٖپَنَنَ خَبَرِ</text:p>
      <text:p text:style-name="P79">جَمِيْعِ يَ أَنْشَارِ</text:p>
      <text:p text:style-name="P79">أَمٖكُيَ جَعْفَرِ</text:p>
      <text:p text:style-name="P79">وَ مَوْلَانَا عَلِيَ</text:p>
      <text:p text:style-name="P79"/>
      <text:p text:style-name="P79">238</text:p>
      <text:p text:style-name="P79">هَپٗ عَلِيْ حَيْدَرِ</text:p>
      <text:p text:style-name="P79">نٖنٗ أَلِلٗفَسِرِ</text:p>
      <text:p text:style-name="P79">أُوٖنْڠَ أُنَ خَطَرِ</text:p>
      <text:p text:style-name="P79">مَمْبٗ يَكِتُمِلِيَ</text:p>
      <text:p text:style-name="P79"/>
      <text:p text:style-name="P79">239</text:p>
      <text:p text:style-name="P79">كْوٖنُ كُئِيٖ مْڠٖنِ</text:p>
      <text:p text:style-name="P79">هِلٗ هُكُؤُذِيَنِ</text:p>
      <text:p text:style-name="P79">تَمُوٖكَ هُكُ نْيُمْبَنِ</text:p>
      <text:p text:style-name="P79">هُئِنَ هَتٗتٖمْبٖيَ</text:p>
      <text:p text:style-name="P79"><text:soft-page-break/></text:p>
      <text:p text:style-name="P79">240</text:p>
      <text:p text:style-name="P79">فَتُمَ أَكَنُطُمُ</text:p>
      <text:p text:style-name="P80">كْوَنِ سِ مْوَنَ حَرَمُ</text:p>
      <text:p text:style-name="P80">مْوَنَ هَنَ تَبَسَمُ</text:p>
      <text:p text:style-name="P80">عَلِيْ كِمْوَنْڠَلِيَ</text:p>
      <text:p text:style-name="P80"/>
      <text:p text:style-name="P80">241</text:p>
      <text:p text:style-name="P80">عَلِيْ هَپٗ كَسٖمَ</text:p>
      <text:p text:style-name="P80">هٖلَ نْدٗوْ فَطُمَ</text:p>
      <text:p text:style-name="P80">أَكَئِنُكَ كْوَ هِمَ</text:p>
      <text:p text:style-name="P80">مْكٖوٖ كَمُئٖنْدٖيَ</text:p>
      <text:p text:style-name="P80"/>
      <text:p text:style-name="P80">242</text:p>
      <text:p text:style-name="P80">أَكَمُؤُزَ أُ نَنِ</text:p>
      <text:p text:style-name="P80">مْبٗنَ أُنَ كِسِرَنِ</text:p>
      <text:p text:style-name="P80">فَتُمَ أَكَمْبَ كُنِ</text:p>
      <text:p text:style-name="P80"><text:soft-page-break/>يَ مَتُنْڠُ هُكْوَمْبِيَ</text:p>
      <text:p text:style-name="P80"/>
      <text:p text:style-name="P80">243</text:p>
      <text:p text:style-name="P80">أَكَمْجِبُ تَمْكٗ</text:p>
      <text:p text:style-name="P80">هِيٗ سِ طَبِيَ يَكٗ</text:p>
      <text:p text:style-name="P80">مِمِ سِ كِجَنَ چَكٗ</text:p>
      <text:p text:style-name="P80">أَمْبَ هَيٗ هُنَمْبِيَ</text:p>
      <text:p text:style-name="P80"/>
      <text:p text:style-name="P80">244</text:p>
      <text:p text:style-name="P80">فَتُمَ أَكَبَئِنِ</text:p>
      <text:p text:style-name="P80">سِ إِلٖ پٖٹٖ چَنْدَنِ</text:p>
      <text:p text:style-name="P80">يَلٗنْڠِيَ كِسِمَنِ</text:p>
      <text:p text:style-name="P80">آٹِ زِيَپٗ هُٹِيَ</text:p>
      <text:p text:style-name="P80"/>
      <text:p text:style-name="P80">245</text:p>
      <text:p text:style-name="P80">عَلِيْ أَكَمْبَ هَكِكَ</text:p>
      <text:p text:style-name="P80">نْدِپٗ أُكَكَسِرِكَ</text:p>
      <text:p text:style-name="P80"><text:soft-page-break/>پَلٖ أُنْڠٖلِؤُدِكَ</text:p>
      <text:p text:style-name="P80">كَمَ كِلٖ نَكْوَمْبِيَ</text:p>
      <text:p text:style-name="P80"/>
      <text:p text:style-name="P80">246</text:p>
      <text:p text:style-name="P80">نَ سَسَ نِنْڠٖكُؤُذِ</text:p>
      <text:p text:style-name="P80">نْدُڠُ يَنْڠُ وَتَ غَرَضِ</text:p>
      <text:p text:style-name="P81">مٗيٗ وَكٖ أُوٖ رَضِ</text:p>
      <text:p text:style-name="P81">نَ أُتَكَلٗ نَمْبِيَ</text:p>
      <text:p text:style-name="P81"/>
      <text:p text:style-name="P81">247</text:p>
      <text:p text:style-name="P81">فَتُمَ كٖٹَ قَوْلِ</text:p>
      <text:p text:style-name="P81">كِٹُ سِ يَ كُلَ دَلِيْلِ</text:p>
      <text:p text:style-name="P81">أُوَپٗ أُمٖكُبَلِ</text:p>
      <text:p text:style-name="P81">رَضِ نِمٖكْوٖلٖيَ</text:p>
      <text:p text:style-name="P81"/>
      <text:p text:style-name="P81">248</text:p>
      <text:p text:style-name="P81">وَكَكٖتِ كْوَ لِسَنِ</text:p>
      <text:p text:style-name="P81"><text:soft-page-break/>يٖيٖ نَ مْوَنَ نْيُمْبَنِ</text:p>
      <text:p text:style-name="P81">نَوٖ نٖنْدَپٗ زِٹَنِ</text:p>
      <text:p text:style-name="P81">وَچٖنْدَ وٗتٖ پَمٗيَ</text:p>
      <text:p text:style-name="P81"/>
      <text:p text:style-name="P81">249</text:p>
      <text:p text:style-name="P81">جَعْفَرِ نِ مْڠٖنِ</text:p>
      <text:p text:style-name="P81">هَيَزٗوٖيَ زِٹَنِ</text:p>
      <text:p text:style-name="P81">مَهَلَ پَ مَيْتِنِ</text:p>
      <text:p text:style-name="P81">عَلِيْ أَكِمْوٖنْدٖلٖيَ</text:p>
      <text:p text:style-name="P81"/>
      <text:p text:style-name="P81">250</text:p>
      <text:p text:style-name="P81">هَتَ أَكِتِمُ مْوَكَ</text:p>
      <text:p text:style-name="P81">زِٹَنِ أَمٖصِفِكَ</text:p>
      <text:p text:style-name="P81">سَبَا مِيَ هَكِكَ</text:p>
      <text:p text:style-name="P81">هُتِنْدَ أَسِپٗيُوَ</text:p>
      <text:p text:style-name="P81"/>
      <text:p text:style-name="P81">251</text:p>
      <text:p text:style-name="P81"><text:soft-page-break/>هَتَ مْوَكَ أُكِزِدِ</text:p>
      <text:p text:style-name="P81">هَپٗ أَكٖنْدَ جِهَدِ</text:p>
      <text:p text:style-name="P81">لَكِ م<text:span text:style-name="T17">ٗ</text:span>يَ مَيَهُدِ</text:p>
      <text:p text:style-name="P81">هَكُنَ هَتَ مْمٗيَ</text:p>
      <text:p text:style-name="P81"/>
      <text:p text:style-name="P81">252</text:p>
      <text:p text:style-name="P82">أَلِپٗكُيَ مُئِنِ</text:p>
      <text:p text:style-name="P82">عَلِيْ أَكَبَئِنِ</text:p>
      <text:p text:style-name="P82">أَكَمْوَمْبِيَ أَمِنِ</text:p>
      <text:p text:style-name="P82">نِنَ يَمْبٗ يَكْوَمْبِيَ</text:p>
      <text:p text:style-name="P82"/>
      <text:p text:style-name="P82">253</text:p>
      <text:p text:style-name="P82">نَپٖنْدَ سَسَ بَشِرِ</text:p>
      <text:p text:style-name="P82">َٖنْدٖ پْوٖكٖ جَعْفَرِ</text:p>
      <text:p text:style-name="P82">أَكَپِجٖ مَكُفَرِ</text:p>
      <text:p text:style-name="P82">هُتٗشَ كِمْوَنْڠَلِيَ</text:p>
      <text:p text:style-name="P82"/>
      <text:p text:style-name="P82"><text:soft-page-break/>254</text:p>
      <text:p text:style-name="P82">أَكَشُكَ جِبْرِيْلِ</text:p>
      <text:p text:style-name="P82">أَكمْوَمْبِيَ رَسُوْلِ</text:p>
      <text:p text:style-name="P82">هَوٖكَ سِمْبَ وَوِلِ</text:p>
      <text:p text:style-name="P82">أَكُسَلِمُ نَبِيَ</text:p>
      <text:p text:style-name="P82"/>
      <text:p text:style-name="P82">255</text:p>
      <text:p text:style-name="P82">أَكَتَمْكَ أَمِيْنِ</text:p>
      <text:p text:style-name="P82">عَلِيْ ٹْوٖنْدٖ نْيُمْبَنِ</text:p>
      <text:p text:style-name="P82">مْوَنٗ هُيٗ يَقِيْنِ</text:p>
      <text:p text:style-name="P82">هُئِفَرِكِ دُنِيَ</text:p>
      <text:p text:style-name="P82"/>
      <text:p text:style-name="P82">256</text:p>
      <text:p text:style-name="P82">چَمْبِوَ هِيٗ قَوْلِ</text:p>
      <text:p text:style-name="P82">هَپٗ أَسِيَمُهَلِ</text:p>
      <text:p text:style-name="P82">كَئِنُكَ نَ رَسُوْلِ</text:p>
      <text:p text:style-name="P82">هَپٗ وَكَنْدَمَ نْدِيَ</text:p>
      <text:p text:style-name="P82"><text:soft-page-break/></text:p>
      <text:p text:style-name="P82">257</text:p>
      <text:p text:style-name="P82">أَكِپَٹَ مْلَنْڠٗنِ</text:p>
      <text:p text:style-name="P82">فَتُمَ أَكَبَئِنِ</text:p>
      <text:p text:style-name="P82">أَلِهُتٗكَ حَسَنِ</text:p>
      <text:p text:style-name="P82">أُيَاءٗ كُكْوَنْدَمِيَ</text:p>
      <text:p text:style-name="P82"/>
      <text:p text:style-name="P82">258</text:p>
      <text:p text:style-name="P82">مْوَنٗ أَلِپٗ كِٹِنِ</text:p>
      <text:p text:style-name="P82">نَ حَسَنِ نَ حُسَيْنِ</text:p>
      <text:p text:style-name="P82">غَفُلَ أَكَبَئِنِ</text:p>
      <text:p text:style-name="P82">بَبَنْڠُ نَمْكُلِيَ</text:p>
      <text:p text:style-name="P82"/>
      <text:p text:style-name="P82">259</text:p>
      <text:p text:style-name="P82">أَمٖئِنُكَ كِٹِنِ</text:p>
      <text:p text:style-name="P82">أَمٖپَنْدَ فِرَشَنِ</text:p>
      <text:p text:style-name="P82">نَاءٖ مْوَنْڠَلِيِنِ</text:p>
      <text:p text:style-name="P82"><text:soft-page-break/>يَمْبٗ لَلٗمْزِدِيَ</text:p>
      <text:p text:style-name="P82"/>
      <text:p text:style-name="P82">260</text:p>
      <text:p text:style-name="P82">هَپٗ أَكٖنْدَ بَشِيْرِ</text:p>
      <text:p text:style-name="P82">نَ عَلِىْ حَىْدَرِ</text:p>
      <text:p text:style-name="P82">كِمْوٗنَ جَعْفَرِ</text:p>
      <text:p text:style-name="P82">هَپٗ بَبَكٖ كَلِيَ</text:p>
      <text:p text:style-name="P82"/>
      <text:p text:style-name="P82">261</text:p>
      <text:p text:style-name="P82">أَكَلِيَ كِبَنِ</text:p>
      <text:p text:style-name="P82">إٖوٖ مْوَنَنْڠُ أُ نَنِ</text:p>
      <text:p text:style-name="P82">أُپٖٹْوٖ نَ يَمْبٗ ڠَنِ</text:p>
      <text:p text:style-name="P82">كَٹِكَ كْوَنْدَم نْدِيَ</text:p>
      <text:p text:style-name="P82"/>
      <text:p text:style-name="P82">262</text:p>
      <text:p text:style-name="P82">أَكِسِكِيَ كَلِمُ</text:p>
      <text:p text:style-name="P82">جَعْفَرِ كَفَهَمَ</text:p>
      <text:p text:style-name="P82"><text:soft-page-break/>كْوَ ضَرُبُ كَٹِزَمَ</text:p>
      <text:p text:style-name="P83">َمَيٗ أَكَمْوَنْڠَلِيَ</text:p>
      <text:p text:style-name="P83"/>
      <text:p text:style-name="P83">263</text:p>
      <text:p text:style-name="P83">كِمْوَنْڠَلِيَ أَمِيْنِ</text:p>
      <text:p text:style-name="P83">أَكَمْبَ نِپَ يَسِنِ</text:p>
      <text:p text:style-name="P83">أَكِكٗمَ كُبَئِنِ</text:p>
      <text:p text:style-name="P83">أَمٖكْوِشَ كُئِفِيَ</text:p>
      <text:p text:style-name="P83"/>
      <text:p text:style-name="P83">264</text:p>
      <text:p text:style-name="P83">هَپٗ عَلِيْ حَيْدَرِ</text:p>
      <text:p text:style-name="P83">يٗتٖ أَسِيَفِكِرِ</text:p>
      <text:p text:style-name="P83">أَكَسِمَمَ بَشِيْرِ</text:p>
      <text:p text:style-name="P83">مَصَحَبَ كَوَمْبِيَ</text:p>
      <text:p text:style-name="P83"/>
      <text:p text:style-name="P83">265</text:p>
      <text:p text:style-name="P83">كَوَمْبِيَ كِپُلِكَ</text:p>
      <text:p text:style-name="P83"><text:soft-page-break/>نَ جَمِيْعِ وَكَتٗكَ</text:p>
      <text:p text:style-name="P83">هَيَ وَكِشَ كُزِكَ</text:p>
      <text:p text:style-name="P83">عَلِيْ أَسِپٗيُوَ</text:p>
      <text:p text:style-name="P83"/>
      <text:p text:style-name="P83">266</text:p>
      <text:p text:style-name="P83">أَلِپٗكْوِشَ كُزِكَ</text:p>
      <text:p text:style-name="P83">مْٹُمِ أَكَمُوٖكَ</text:p>
      <text:p text:style-name="P83">مَنٖنٗ أَكَتَمْكَ</text:p>
      <text:p text:style-name="P83">عَلِيْ أ<text:span text:style-name="T18">َ</text:span>كَمْوَمْبِيَ</text:p>
      <text:p text:style-name="P83"/>
      <text:p text:style-name="P84">267</text:p>
      <text:p text:style-name="P84">كَمْوَمْبِيَ كِپُلِكَ</text:p>
      <text:p text:style-name="P84">صُبِرِ كْوَكٖ رَبُك</text:p>
      <text:p text:style-name="P84">مْٹُ هَنْڠَلِكُپٗكَ</text:p>
      <text:p text:style-name="P84">نَوٖ أُكَمْوَمْڠَلِيَ</text:p>
      <text:p text:style-name="P84"/>
      <text:p text:style-name="P84">268</text:p>
      <text:p text:style-name="P84"><text:soft-page-break/>وَ أَمَّا نِ مْٹُ ڠَنِ</text:p>
      <text:p text:style-name="P84">أَدُمُوٗ دُنِيَنِ</text:p>
      <text:p text:style-name="P84">إِسِپٗكُوَ مَنَّانِ</text:p>
      <text:p text:style-name="P84">نِوٖ وَيَفَهَمِيَ</text:p>
      <text:p text:style-name="P84"/>
      <text:p text:style-name="P84">269</text:p>
      <text:p text:style-name="P84">عَلِيْ سٖنٖنْدٖ مْنٗ</text:p>
      <text:p text:style-name="P84">مَمْبٗ هُچِجْوَ مْفَنٗ</text:p>
      <text:p text:style-name="P84">كَپٖوَ هَيٗ مَنٖنٗ</text:p>
      <text:p text:style-name="P84">عَقِلِ إِكَمْنْڠِيَ</text:p>
      <text:p text:style-name="P84"/>
      <text:p text:style-name="P84">270</text:p>
      <text:p text:style-name="P84">هَپٗ أَكِشَ كُتٗوَ</text:p>
      <text:p text:style-name="P84">زُبَيْرِ كَمْوَمْكُوَ</text:p>
      <text:p text:style-name="P84">تَكُپَ زَنْڠُ بَرُوَ</text:p>
      <text:p text:style-name="P84">أُپَٹٖ كُنِپٖكٖيَ</text:p>
      <text:p text:style-name="P84"/>
      <text:p text:style-name="P84"><text:soft-page-break/>271</text:p>
      <text:p text:style-name="P84">هِيْ مٗيَ نْدَ مَمَكٖ</text:p>
      <text:p text:style-name="P84">مٗيَ نْدَ مْوَلِمُ وَكٖ</text:p>
      <text:p text:style-name="P84">نَ أُچٖنْدَ سِتَمْكٖ</text:p>
      <text:p text:style-name="P84">نٖنٗ مٗيَ كُوَمْبِيَ</text:p>
      <text:p text:style-name="P84"/>
      <text:p text:style-name="P84">272</text:p>
      <text:p text:style-name="P84">زُبَيْرِ أَسِجِلِسِ</text:p>
      <text:p text:style-name="P84">كَپٗكٖيَ كَرَتَسِ</text:p>
      <text:p text:style-name="P84">كَنٖنْدَ نَزٗ أُپٖسِ</text:p>
      <text:p text:style-name="P84">كَمْپٖكٖيَ عَطِيَ</text:p>
      <text:p text:style-name="P84"/>
      <text:p text:style-name="P84">273</text:p>
      <text:p text:style-name="P84">بَرُوَ كُمْپَ كْوَكٖ</text:p>
      <text:p text:style-name="P84">كِشَ زُبٖىْرِ أَتٗكٖ</text:p>
      <text:p text:style-name="P84">إِلٖ يَ مْوَلِمُ وَكٖ</text:p>
      <text:p text:style-name="P84">كٖنٖنْدَ كُمْپٖكٖيَ</text:p>
      <text:p text:style-name="P84"><text:soft-page-break/></text:p>
      <text:p text:style-name="P84">274</text:p>
      <text:p text:style-name="P84">زُبَىْرِ كُتٗكَ كْوَكٖ</text:p>
      <text:p text:style-name="P84">يٖيٖ أَسٗمٖ مَمَكٖ</text:p>
      <text:p text:style-name="P84">أَكَتٗكَ پْوٖكٖ يَكٖ</text:p>
      <text:p text:style-name="P84">مْٹُ أَسِپٗزٖنْڠٖيَ</text:p>
      <text:p text:style-name="P84"/>
      <text:p text:style-name="P85">275</text:p>
      <text:p text:style-name="P85">نَاءٖ أََكِيَنُظُمُ</text:p>
      <text:p text:style-name="P85">يُوَ لِمٗ هُسَلِمُ</text:p>
      <text:p text:style-name="P85">وَلَ أ َسِپٗفَهَمُ</text:p>
      <text:p text:style-name="P85">أُسِكُ هُمْنْڠِلِيَ</text:p>
      <text:p text:style-name="P85"/>
      <text:p text:style-name="P85">276</text:p>
      <text:p text:style-name="P85">نَ نُكٗ نْيُمَ زُبٖيْرِ</text:p>
      <text:p text:style-name="P85">أَسِپَٹٖ فَقْصِيْرِ</text:p>
      <text:p text:style-name="P85">كِلَ مْيُمَ كِعَبِرِ</text:p>
      <text:p text:style-name="P85"><text:soft-page-break/>كِمْزٖنْڠٖيَ عَطِيَ</text:p>
      <text:p text:style-name="P85"/>
      <text:p text:style-name="P85">277</text:p>
      <text:p text:style-name="P85">هَتَ نْدِيَ كِفُوَٹَ</text:p>
      <text:p text:style-name="P85">كِ<text:span text:style-name="T19">نٖنْدَ كِتٗمْكُٹَ</text:span></text:p>
      <text:p text:style-name="P86">نْيُمْبَ يَ كْوَنْدَ كِپَٹَ</text:p>
      <text:p text:style-name="P86">مْلَنْڠٗنِ أَكِنْڠِيَ</text:p>
      <text:p text:style-name="P86"/>
      <text:p text:style-name="P86">278</text:p>
      <text:p text:style-name="P86">حَمْزَة أَكَفَسِرِ</text:p>
      <text:p text:style-name="P86">نَ مَوْلَانَا عُمَرِ</text:p>
      <text:p text:style-name="P86">هِيِ نِ أَلْفَجِرِ</text:p>
      <text:p text:style-name="P86">صَلَ إِمٖسِمَمِيَ</text:p>
      <text:p text:style-name="P86"/>
      <text:p text:style-name="P86">279</text:p>
      <text:p text:style-name="P86">مْوَنَمْكٖ كَتَمْكَ</text:p>
      <text:p text:style-name="P86">كَنٖنَ نْدِمِ أَتْوِكَ</text:p>
      <text:p text:style-name="P86"><text:soft-page-break/>چَمْبَ مْتَنِپِلٖكَ</text:p>
      <text:p text:style-name="P86">كْوَ مَوْلَانَا عَلِيَ</text:p>
      <text:p text:style-name="P86"/>
      <text:p text:style-name="P86">280</text:p>
      <text:p text:style-name="P86">نْدِ يَ نِمٖعَبِرِ</text:p>
      <text:p text:style-name="P86">نْيُمْبَ سِكُئِفَسِرِ</text:p>
      <text:p text:style-name="P86">نْدِمِ أُمِ جَعْفَرِ</text:p>
      <text:p text:style-name="P86">كَمَ هَيَ يَوٖلٖيَ</text:p>
      <text:p text:style-name="P86"/>
      <text:p text:style-name="P86">281</text:p>
      <text:p text:style-name="P86">هَپٗ حَمْزَ كَتٗكَ</text:p>
      <text:p text:style-name="P86">كْوَ أُپٖسِ نَ هَرَكَ</text:p>
      <text:p text:style-name="P86">مْلَنْڠٗ أَكَؤُشِكَ</text:p>
      <text:p text:style-name="P86">إِلِ كُمْفُنْڠُلِيَ</text:p>
      <text:p text:style-name="P86"/>
      <text:p text:style-name="P86">282</text:p>
      <text:p text:style-name="P87">نْدِ كِتٗكَ كَٹِكَ هٖمَ</text:p>
      <text:p text:style-name="P87"><text:soft-page-break/>هَپٗ نْدِيَ هَيَنْدَمَ</text:p>
      <text:p text:style-name="P87">كْوَ عَلِيْ أَكِكٗمَ</text:p>
      <text:p text:style-name="P87">مْلَنْڠٗ كِمْبِشِيَ</text:p>
      <text:p text:style-name="P87"/>
      <text:p text:style-name="P87">283</text:p>
      <text:p text:style-name="P87">كِنٖنَ أَكِمَلِزَ</text:p>
      <text:p text:style-name="P87">عَلِيْ نْدِمِ حَمْزَ</text:p>
      <text:p text:style-name="P87">مْڠٖنِ هُكُؤُلِزَ</text:p>
      <text:p text:style-name="P87">هَپٗ كَتٗكَ عَلِيَ</text:p>
      <text:p text:style-name="P87"/>
      <text:p text:style-name="P87">284</text:p>
      <text:p text:style-name="P87">يٖيٖ يُپٗ مْلَنْڠٗنِ</text:p>
      <text:p text:style-name="P87">هُلِيَ ََكِبَئِنِ</text:p>
      <text:p text:style-name="P87">قَبُرِ نِ نِپٖكَنِ</text:p>
      <text:p text:style-name="P87">نَپٖنْدَ كُيَنْڠَلِيَ</text:p>
      <text:p text:style-name="P87"/>
      <text:p text:style-name="P87">285</text:p>
      <text:p text:style-name="P87"><text:soft-page-break/>هَپٗ عَلِيْ كَتٗكَ</text:p>
      <text:p text:style-name="P87">مَتٗزِ يَكِمْشُكَ</text:p>
      <text:p text:style-name="P87">هَتَ نْدٖ كَتَمْكَ</text:p>
      <text:p text:style-name="P87">مَنٖنٗ أَكَمْوَمْبِيَ</text:p>
      <text:p text:style-name="P87"/>
      <text:p text:style-name="P87">286</text:p>
      <text:p text:style-name="P87">كَمْوَمْبِيَ كِنُطُمُ</text:p>
      <text:p text:style-name="P87">سٖنْدٖلٖيْ إِسِلَامُ</text:p>
      <text:p text:style-name="P87">صُبِرِ كْوَكٖ كَرِيْمُ</text:p>
      <text:p text:style-name="P87">أَمْبَيٗ أَكُلٖٹٖيَ</text:p>
      <text:p text:style-name="P87"/>
      <text:p text:style-name="P87">287</text:p>
      <text:p text:style-name="P87">مِمِ هُىُ نِ مَمَكٖ</text:p>
      <text:p text:style-name="P87">نْدِيٖ مْوٖنْي كِٹِ چَكٖ</text:p>
      <text:p text:style-name="P87">نِؤٗنْيَ قَبُرِ يَكٖ</text:p>
      <text:p text:style-name="P87">نَتَكَ كُيَنْڠَلِيَ</text:p>
      <text:p text:style-name="P87"/>
      <text:p text:style-name="P88"><text:soft-page-break/>288</text:p>
      <text:p text:style-name="P89">يٗوَ مْوٖنْيٖ مَمْلَكَه</text:p>
      <text:p text:style-name="P89">لَكٖ هٗنْدٗوَ كِوٖكَ</text:p>
      <text:p text:style-name="P89">وَلَ مِمِ سِكُتَكَ</text:p>
      <text:p text:style-name="P89">أَئِفَرِكِ دُنِيَ</text:p>
      <text:p text:style-name="P89"/>
      <text:p text:style-name="P89">289</text:p>
      <text:p text:style-name="P89">نَوٖ صُبِرِ نْدُيَنْڠُ</text:p>
      <text:p text:style-name="P89">أُسِپٗتٖيْ كّوَ مْنْڠُ</text:p>
      <text:p text:style-name="P89">وَلَ هُتٗكٗسَ فُنْڠُ</text:p>
      <text:p text:style-name="P89">لَ أَجٖرَ نَ دُنِيَ</text:p>
      <text:p text:style-name="P89"/>
      <text:p text:style-name="P89">290</text:p>
      <text:p text:style-name="P89">هُمُؤٗوَ كِپُلِكَ</text:p>
      <text:p text:style-name="P89">مَتٗزِ يَكِمْشُكَ</text:p>
      <text:p text:style-name="P89">هَپٗ كَشُكَ عَطِكَ</text:p>
      <text:p text:style-name="P89">أَكَتَمْكَ عَلِيَ</text:p>
      <text:p text:style-name="P89"><text:soft-page-break/></text:p>
      <text:p text:style-name="P89">291</text:p>
      <text:p text:style-name="P89">هَپٗ عَلِيْ حَيْدَرِ</text:p>
      <text:p text:style-name="P89">بَسِ نَاءٖ كَفَسِرِ</text:p>
      <text:p text:style-name="P89">مْبٗنَ هَكُيَ زُبٖيْرِ</text:p>
      <text:p text:style-name="P89">أُيِنٖ پْوٖكٖ عَلِيَ</text:p>
      <text:p text:style-name="P89"/>
      <text:p text:style-name="P89">292</text:p>
      <text:p text:style-name="P89">أُنِئٖٹٖيْ بَرُوَ</text:p>
      <text:p text:style-name="P89">كَٹِكَ كُئِفُنْڠُوَ</text:p>
      <text:p text:style-name="P89">أَلِپٗ سِكُمُيُوَ</text:p>
      <text:p text:style-name="P89">وَلَ سِكُمْزٖنْڠٖيَ</text:p>
      <text:p text:style-name="P89"/>
      <text:p text:style-name="P89">293</text:p>
      <text:p text:style-name="P89">بَرُوَ كِئِفَسِرِ</text:p>
      <text:p text:style-name="P89">نْدِيَ نَلِئِعَبِرِ</text:p>
      <text:p text:style-name="P89">هَنْدَ سَسَ كُفِكِرِ</text:p>
      <text:p text:style-name="P89"><text:soft-page-break/>يَنَبُهِ كُنِنْڠِيَ</text:p>
      <text:p text:style-name="P89"/>
      <text:p text:style-name="P89">294</text:p>
      <text:p text:style-name="P89">فَطِمَ كَمْكَلِمُ</text:p>
      <text:p text:style-name="P89">أَكَمْپَ مَجِ <text:span text:style-name="T20">يَمُ</text:span></text:p>
      <text:p text:style-name="P90">دُعَ سَبَا تِمَمُ</text:p>
      <text:p text:style-name="P90">نْدَنِ أَلِيَسٗمٖيَ</text:p>
      <text:p text:style-name="P90"/>
      <text:p text:style-name="P90">295</text:p>
      <text:p text:style-name="P90">أَكَمْجِبُ كَلِمَ</text:p>
      <text:p text:style-name="P90">سِيَوٖزِ يَ فَتُمَ</text:p>
      <text:p text:style-name="P90">مٗيٗ نِنَ هَلِمَمَ</text:p>
      <text:p text:style-name="P90">رُوْحُ يَتَكَ كُلِيَ</text:p>
      <text:p text:style-name="P90"/>
      <text:p text:style-name="P91">296</text:p>
      <text:p text:style-name="P91">صُبِرِ كْوَ بْوَنَ وٖٹُ</text:p>
      <text:p text:style-name="P91">عَطِكَ مَاءِ سِ كِٹُ</text:p>
      <text:p text:style-name="P91"><text:soft-page-break/>چِجَ مَٹَمَ مَٹَٹُ</text:p>
      <text:p text:style-name="P91">يَبَكِيٖؤٗ تَٹُوَ</text:p>
      <text:p text:style-name="P91"/>
      <text:p text:style-name="P91">297</text:p>
      <text:p text:style-name="P91">مََءِ أَسِپٗيَتَكَ</text:p>
      <text:p text:style-name="P91">مِيٗمٗنِ كَيَپٖكَ</text:p>
      <text:p text:style-name="P91">أَكَٹُمْوَ نَ عَطِكَ</text:p>
      <text:p text:style-name="P91">فَتُمَ كَمْپٗكٖيَ</text:p>
      <text:p text:style-name="P91"/>
      <text:p text:style-name="P91">298</text:p>
      <text:p text:style-name="P91">هَپٗ كَمْكَلِفِشَ</text:p>
      <text:p text:style-name="P91">وَ عَظِ كُمُؤٗنٖشَ</text:p>
      <text:p text:style-name="P91">مَاءِ أَلِپٗيَشُشَ</text:p>
      <text:p text:style-name="P91">مُنْڠُ أَكَمُؤٗمْبٖيَ</text:p>
      <text:p text:style-name="P91"/>
      <text:p text:style-name="P91">299</text:p>
      <text:p text:style-name="P91">نَسِ هَپٗ أَمُؤُزٖ</text:p>
      <text:p text:style-name="P91"><text:soft-page-break/>زَ مْوَنَوٖ جَبَرِزٖ</text:p>
      <text:p text:style-name="P91">نَ عَلِيْ أَمْوٖلٖزٖ</text:p>
      <text:p text:style-name="P91">كِشَ أَكِلِيَ</text:p>
      <text:p text:style-name="P91"/>
      <text:p text:style-name="P91">300</text:p>
      <text:p text:style-name="P91">هَتَ كُكِپَمْبَؤُكَ</text:p>
      <text:p text:style-name="P91">فَتُمَ أَكَئِنُكَ</text:p>
      <text:p text:style-name="P91">كَمْپِكِيَ عَطِكَ</text:p>
      <text:p text:style-name="P91">وَكَلَ وٗتٖ پَمٗيَ</text:p>
      <text:p text:style-name="P91"/>
      <text:p text:style-name="P91">301</text:p>
      <text:p text:style-name="P91">عَطِكَ أَكَبَئِنِ</text:p>
      <text:p text:style-name="P91">سَسَ نَمِ كْوَ خٖرِنِ</text:p>
      <text:p text:style-name="P91">مْوَنَنْڠُ أُكٗ مُئِنِ</text:p>
      <text:p text:style-name="P91">مْٹُ سِكُمُوَتِيَ</text:p>
      <text:p text:style-name="P91"/>
      <text:p text:style-name="P91">302</text:p>
      <text:p text:style-name="P91"><text:soft-page-break/>نَ فَتُمَ أَتَمْكَ</text:p>
      <text:p text:style-name="P91">أَمْوَمْبِيٖ مُمٖ وَكٖ</text:p>
      <text:p text:style-name="P91">نَاوٖ نٖنْدَ كَمْپٖكٖ</text:p>
      <text:p text:style-name="P91">أَسٖنْدٖ پْوٖكٖ عَطِيَ</text:p>
      <text:p text:style-name="P91"/>
      <text:p text:style-name="P91">303</text:p>
      <text:p text:style-name="P91">عَلِيْ كَنْڠِيَ نْدَنِ</text:p>
      <text:p text:style-name="P91">كْوَ مْكٗنٗ كَبَئِنِ</text:p>
      <text:p text:style-name="P91">أَكَئِنُكَ كِٹِنِ</text:p>
      <text:p text:style-name="P91">فَتُمَ أَكَمْوٖنْدٖيَ</text:p>
      <text:p text:style-name="P91"/>
      <text:p text:style-name="P91">304</text:p>
      <text:p text:style-name="P91">كَْبَ چٖنْدَ كِمْيٖكَ</text:p>
      <text:p text:style-name="P91">فَتُمَ هُتٗؤُذِكَ</text:p>
      <text:p text:style-name="P91">كْوَمْبَ وَٹُ هُتَمْكَ</text:p>
      <text:p text:style-name="P91">كَمَ هَيٗ كُنَمْبِيَ</text:p>
      <text:p text:style-name="P91"/>
      <text:p text:style-name="P91"><text:soft-page-break/>305</text:p>
      <text:p text:style-name="P91">كَنٖنَ شَهِدِ مْنْڠُ</text:p>
      <text:p text:style-name="P91">هَيَمٗ مٗيٗنِ مْوَنڠُ</text:p>
      <text:p text:style-name="P91">سَسَ نِ كَمَ نْدُيَنْڠُ</text:p>
      <text:p text:style-name="P91">نَ قَاسِمُ نِ مَمٗيَ</text:p>
      <text:p text:style-name="P91"/>
      <text:p text:style-name="P91">306</text:p>
      <text:p text:style-name="P91">هَپٗ عَلِيْ كَتٗكَ</text:p>
      <text:p text:style-name="P91">كَنْدَمَنَ نَ عَطِكَ</text:p>
      <text:p text:style-name="P91">أَكٖنْدَ أَكَمْپٖكَ</text:p>
      <text:p text:style-name="P91">هَتَ كْوَءٗ أَكَنْڠِيَ</text:p>
      <text:p text:style-name="P91"/>
      <text:p text:style-name="P91">307</text:p>
      <text:p text:style-name="P92">هَپٗ عَلِيْ حَيْدَرِ</text:p>
      <text:p text:style-name="P92">أَكَصَلِ أَظُهُرِ</text:p>
      <text:p text:style-name="P92">كَنْدَمَنَ نَ زُبٖيْرِ</text:p>
      <text:p text:style-name="P92">مُئِنِ أَكَرٖجٖيَ </text:p>
      <text:p text:style-name="P92"><text:soft-page-break/></text:p>
      <text:p text:style-name="P92">308</text:p>
      <text:p text:style-name="P92">نَ هَپٗ أَلِپٗرُدِ</text:p>
      <text:p text:style-name="P92">نْدِپٗ أَلِپٗرَدِدِ</text:p>
      <text:p text:style-name="P92">مَنٖنٗ كِجِتَهِدِ</text:p>
      <text:p text:style-name="P92">مصَحَبَ كِوَمْبِيَ</text:p>
      <text:p text:style-name="P92"/>
      <text:p text:style-name="P92">309</text:p>
      <text:p text:style-name="P92">ه<text:span text:style-name="T22">َ</text:span>پَ نِمٖٹِيَ تَمَ</text:p>
      <text:p text:style-name="P92">بَيْتِ زَنْڠُ هُكٗمَ</text:p>
      <text:p text:style-name="P92">نَ أَمْبَؤٗ وَتَسٗمَ</text:p>
      <text:p text:style-name="P92">كْوَ زٗتٖ زِكَوٖلٖيَ</text:p>
      <text:p text:style-name="P92"/>
      <text:p text:style-name="P92">304</text:p>
      <text:p text:style-name="P92">بَيْتِزٖ زِيُوٖنِ</text:p>
      <text:p text:style-name="P92">مْٹُ أَكَزِبَئِنِ</text:p>
      <text:p text:style-name="P92">أَصُبُحِ نَ جِيٗنِ</text:p>
      <text:p text:style-name="P92"><text:soft-page-break/>مٗيٗ أُسٗپُنْڠُلِيَ</text:p>
      <text:p text:style-name="P92"/>
      <text:p text:style-name="P92">305</text:p>
      <text:p text:style-name="P92">كْوَنْدَ هَتٗذَلِلِكَ</text:p>
      <text:p text:style-name="P92">مْٹُيٖ هَتٗسُمْبُكَ</text:p>
      <text:p text:style-name="P92">نَ أَتَكَلٗتَمْكَ</text:p>
      <text:p text:style-name="P92">مٗلَ هُمُوَفِقِيَ</text:p>
      <text:p text:style-name="P92"/>
      <text:p text:style-name="P92">306</text:p>
      <text:p text:style-name="P92">أَؤٗمْبَلٗ كْوَ وَهَابُ</text:p>
      <text:p text:style-name="P92">أَتَجِب<text:span text:style-name="T21">ِ</text:span>وَ جَوَبُ</text:p>
      <text:p text:style-name="P92">أَوْ مْٹُ نَجَرِبُ</text:p>
      <text:p text:style-name="P92">أَدَلِلِشٖ وَصِيَ</text:p>
      <text:p text:style-name="P92"/>
      <text:p text:style-name="P92">307</text:p>
      <text:p text:style-name="P93">نِمٖپٖنْدَ كُكَرِرِ</text:p>
      <text:p text:style-name="P93">نَنْيِ سٗمَنِ ضَمِيْرِ</text:p>
      <text:p text:style-name="P93"><text:soft-page-break/>أُتٖنْدِ وَ جَعْفَرِ</text:p>
      <text:p text:style-name="P93">وَ مَوْلَانَا عَلِيَ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2:43:23.087362571</meta:creation-date>
    <meta:editing-duration>P13DT19H58M44S</meta:editing-duration>
    <meta:editing-cycles>101</meta:editing-cycles>
    <meta:generator>LibreOffice/4.2.6.3$Linux_X86_64 LibreOffice_project/420m0$Build-3</meta:generator>
    <dc:title>andika</dc:title>
    <dc:date>2014-10-02T10:15:14.868553445</dc:date>
    <meta:document-statistic meta:table-count="0" meta:image-count="0" meta:object-count="0" meta:page-count="112" meta:paragraph-count="1575" meta:word-count="3654" meta:character-count="14172" meta:non-whitespace-character-count="12093"/>
    <meta:template xlink:type="simple" xlink:actuate="onRequest" xlink:title="andika" xlink:href="../../../../libreoffice/andika.ott" meta:date="2014-09-09T12:43:23.012148969"/>
  </office:meta>
</office:document-meta>
</file>